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Roboto" svg:font-family="Roboto, sans-serif"/>
    <style:font-face style:name="Tahoma1" svg:font-family="Tahoma"/>
    <style:font-face style:name="arial" svg:font-family="arial, sans-serif"/>
    <style:font-face style:name="OpenSymbol1" svg:font-family="OpenSymbol, 'Arial Unicode MS'" style:font-pitch="variable"/>
    <style:font-face style:name="Wingdings1" svg:font-family="Wingding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7cm" style:rel-column-width="65535*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7cm" style:rel-column-width="65535*"/>
    </style:style>
    <style:style style:name="Tabela10.A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7cm" style:rel-column-width="65535*"/>
    </style:style>
    <style:style style:name="Tabela11.A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7cm" style:rel-column-width="65535*"/>
    </style:style>
    <style:style style:name="Tabela12.A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7cm" style:rel-column-width="65535*"/>
    </style:style>
    <style:style style:name="Tabela13.A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0a53a5" officeooo:paragraph-rsid="000a53a5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rsid="000a53a5" officeooo:paragraph-rsid="000a53a5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c12ef" officeooo:paragraph-rsid="000c12ef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officeooo:rsid="000d1b79" officeooo:paragraph-rsid="000d1b79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officeooo:rsid="000d8ca2" officeooo:paragraph-rsid="000d8ca2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rsid="00113565" officeooo:paragraph-rsid="0010ea71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font-weight="normal" officeooo:rsid="000a53a5" officeooo:paragraph-rsid="000a53a5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font-weight="normal" officeooo:rsid="000a53a5" officeooo:paragraph-rsid="000f8188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font-weight="normal" officeooo:rsid="000b0b89" officeooo:paragraph-rsid="000b0b89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font-weight="normal" officeooo:rsid="000b0b89" officeooo:paragraph-rsid="000d1b79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font-weight="normal" officeooo:rsid="000aa599" officeooo:paragraph-rsid="000f8188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fo:font-weight="normal" officeooo:rsid="000f8188" officeooo:paragraph-rsid="000f8188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fo:font-weight="normal" officeooo:rsid="002fda6e" officeooo:paragraph-rsid="002fda6e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fo:font-style="normal" fo:font-weight="bold" officeooo:rsid="00113565" officeooo:paragraph-rsid="00113565" style:font-size-asian="12.25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4pt" fo:font-style="normal" fo:font-weight="bold" officeooo:rsid="00113565" officeooo:paragraph-rsid="0013ad49" style:font-size-asian="12.25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4pt" fo:font-style="normal" fo:font-weight="bold" officeooo:rsid="00113565" officeooo:paragraph-rsid="001549a1" style:font-size-asian="12.25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4pt" fo:font-style="normal" fo:font-weight="bold" officeooo:rsid="00113565" officeooo:paragraph-rsid="0019c248" style:font-size-asian="12.25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4pt" fo:font-style="normal" fo:font-weight="bold" officeooo:rsid="0010ea71" officeooo:paragraph-rsid="0010ea71" style:font-size-asian="12.25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4pt" fo:font-style="normal" fo:font-weight="bold" officeooo:rsid="0012c8ac" officeooo:paragraph-rsid="0012c8ac" style:font-size-asian="12.25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4pt" fo:font-style="normal" fo:font-weight="normal" officeooo:rsid="00143974" officeooo:paragraph-rsid="00143974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4pt" fo:font-style="normal" fo:font-weight="normal" officeooo:rsid="001549a1" officeooo:paragraph-rsid="001549a1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4pt" fo:font-style="normal" fo:font-weight="normal" officeooo:rsid="0015efa7" officeooo:paragraph-rsid="0015efa7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4pt" fo:font-style="normal" fo:font-weight="normal" officeooo:rsid="0018916d" officeooo:paragraph-rsid="0018916d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4pt" fo:font-style="normal" fo:font-weight="normal" officeooo:rsid="0019c248" officeooo:paragraph-rsid="0019c248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4pt" fo:font-style="normal" fo:font-weight="normal" officeooo:rsid="001be48b" officeooo:paragraph-rsid="001be48b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4pt" officeooo:paragraph-rsid="00339484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fo:font-weight="bold" officeooo:rsid="0010ea71" officeooo:paragraph-rsid="0010ea71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13ad49" officeooo:paragraph-rsid="0013ad49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177109" officeooo:paragraph-rsid="00177109" style:font-weight-asian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6pt" fo:font-weight="bold" officeooo:rsid="000c12ef" officeooo:paragraph-rsid="000c12ef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6pt" fo:font-weight="bold" officeooo:rsid="000a53a5" officeooo:paragraph-rsid="000a53a5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6pt" fo:font-weight="bold" officeooo:rsid="002fda6e" officeooo:paragraph-rsid="002fda6e" style:font-size-asian="14pt" style:font-weight-asian="bold" style:font-size-complex="16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6pt" fo:font-style="normal" fo:font-weight="bold" officeooo:rsid="001be48b" officeooo:paragraph-rsid="001be48b" style:font-size-asian="14pt" style:font-style-asian="normal" style:font-weight-asian="bold" style:font-size-complex="16pt" style:font-style-complex="normal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Times New Roman" fo:font-size="14pt" officeooo:paragraph-rsid="001be48b" style:font-name-asian="Times New Roman" style:font-size-asian="14pt" style:font-name-complex="Times New Roman" style:font-size-complex="14pt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14pt" officeooo:paragraph-rsid="00217c20" style:font-name-asian="Times New Roman" style:font-size-asian="14pt" style:font-name-complex="Times New Roman" style:font-size-complex="14pt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4pt" officeooo:paragraph-rsid="00245117" style:font-name-asian="Times New Roman" style:font-size-asian="14pt" style:font-name-complex="Times New Roman" style:font-size-complex="14pt"/>
    </style:style>
    <style:style style:name="P37" style:family="paragraph" style:parent-style-name="Standard">
      <style:paragraph-properties fo:text-align="justify" style:justify-single-word="false"/>
      <style:text-properties style:font-name="Times New Roman" fo:font-size="14pt" fo:font-weight="bold" officeooo:paragraph-rsid="00217c20" style:font-name-asian="Times New Roman" style:font-size-asian="14pt" style:font-weight-asian="bold" style:font-name-complex="Times New Roman" style:font-size-complex="14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Times New Roman" fo:font-size="14pt" fo:font-weight="bold" officeooo:paragraph-rsid="00245117" style:font-name-asian="Times New Roman" style:font-size-asian="14pt" style:font-weight-asian="bold" style:font-name-complex="Times New Roman" style:font-size-complex="14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17c20" officeooo:paragraph-rsid="00217c20" style:font-name-asian="Times New Roman" style:font-size-asian="14pt" style:font-weight-asian="bold" style:font-name-complex="Times New Roman" style:font-size-complex="14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2a174" officeooo:paragraph-rsid="0022a174" style:font-name-asian="Times New Roman" style:font-size-asian="14pt" style:font-weight-asian="bold" style:font-name-complex="Times New Roman" style:font-size-complex="14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45117" officeooo:paragraph-rsid="00245117" style:font-name-asian="Times New Roman" style:font-size-asian="14pt" style:font-weight-asian="bold" style:font-name-complex="Times New Roman" style:font-size-complex="14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a74be" officeooo:paragraph-rsid="002a74be" style:font-name-asian="Times New Roman" style:font-size-asian="14pt" style:font-weight-asian="bold" style:font-name-complex="Times New Roman" style:font-size-complex="14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17c20" officeooo:paragraph-rsid="00217c20" style:font-name-asian="Times New Roman" style:font-size-asian="14pt" style:font-weight-asian="normal" style:font-name-complex="Times New Roman" style:font-size-complex="14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2a174" officeooo:paragraph-rsid="00245117" style:font-name-asian="Times New Roman" style:font-size-asian="14pt" style:font-weight-asian="normal" style:font-name-complex="Times New Roman" style:font-size-complex="14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2a174" officeooo:paragraph-rsid="00264a9b" style:font-name-asian="Times New Roman" style:font-size-asian="14pt" style:font-weight-asian="normal" style:font-name-complex="Times New Roman" style:font-size-complex="14pt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45117" officeooo:paragraph-rsid="00245117" style:font-name-asian="Times New Roman" style:font-size-asian="14pt" style:font-weight-asian="normal" style:font-name-complex="Times New Roman" style:font-size-complex="14pt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a74be" officeooo:paragraph-rsid="002a74be" style:font-name-asian="Times New Roman" style:font-size-asian="14pt" style:font-weight-asian="normal" style:font-name-complex="Times New Roman" style:font-size-complex="14pt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ca03d" officeooo:paragraph-rsid="002ca03d" style:font-name-asian="Times New Roman" style:font-size-asian="14pt" style:font-weight-asian="normal" style:font-name-complex="Times New Roman" style:font-size-complex="14pt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d9bdb" officeooo:paragraph-rsid="002d9bdb" style:font-name-asian="Times New Roman" style:font-size-asian="14pt" style:font-weight-asian="normal" style:font-name-complex="Times New Roman" style:font-size-complex="14pt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ca03d" officeooo:paragraph-rsid="002ca03d" style:font-name-asian="Times New Roman" style:font-size-asian="12.25pt" style:font-weight-asian="normal" style:font-name-complex="Times New Roman" style:font-size-complex="14pt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Times New Roman" fo:font-size="14pt" fo:font-style="normal" fo:font-weight="normal" officeooo:rsid="002d9bdb" officeooo:paragraph-rsid="002d9bdb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Times New Roman" fo:font-size="14pt" fo:font-style="normal" fo:font-weight="normal" officeooo:rsid="002d9bdb" officeooo:paragraph-rsid="004bc86f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Times New Roman" fo:font-size="14pt" fo:font-style="normal" fo:font-weight="normal" officeooo:rsid="002e7194" officeooo:paragraph-rsid="002e7194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Times New Roman" fo:font-size="14pt" fo:font-style="normal" fo:font-weight="normal" officeooo:rsid="002e7194" officeooo:paragraph-rsid="004e95ed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Times New Roman" fo:font-size="14pt" fo:font-style="normal" fo:font-weight="normal" officeooo:rsid="002e7194" officeooo:paragraph-rsid="004f81e0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Times New Roman" fo:font-size="14pt" fo:font-style="normal" fo:font-weight="normal" officeooo:rsid="002e7194" officeooo:paragraph-rsid="0051afee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Times New Roman" fo:font-size="14pt" fo:font-style="normal" fo:font-weight="normal" officeooo:rsid="002e7194" officeooo:paragraph-rsid="0054dfea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58" style:family="paragraph" style:parent-style-name="Standard">
      <style:text-properties style:font-name="Times New Roman" fo:font-size="14pt" fo:font-style="normal" fo:font-weight="normal" officeooo:rsid="002e7194" officeooo:paragraph-rsid="004bc86f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Times New Roman" fo:font-size="14pt" fo:font-style="normal" fo:font-weight="normal" officeooo:rsid="002fda6e" officeooo:paragraph-rsid="002fda6e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Times New Roman" fo:font-size="14pt" fo:font-style="normal" fo:font-weight="normal" officeooo:rsid="002fda6e" officeooo:paragraph-rsid="002d9bdb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Times New Roman" fo:font-size="14pt" fo:font-style="normal" fo:font-weight="normal" officeooo:rsid="0058f52f" officeooo:paragraph-rsid="0058f52f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62" style:family="paragraph" style:parent-style-name="Standard">
      <style:paragraph-properties fo:text-align="center" style:justify-single-word="false"/>
      <style:text-properties style:font-name="Times New Roman" fo:font-size="16pt" fo:font-weight="bold" officeooo:rsid="002ca03d" officeooo:paragraph-rsid="002ca03d" style:font-name-asian="Times New Roman" style:font-size-asian="16pt" style:font-weight-asian="bold" style:font-name-complex="Times New Roman" style:font-size-complex="16pt" style:font-weight-complex="bold"/>
    </style:style>
    <style:style style:name="P63" style:family="paragraph" style:parent-style-name="Standard">
      <style:paragraph-properties fo:text-align="center" style:justify-single-word="false"/>
      <style:text-properties style:font-name="Times New Roman" fo:font-size="16pt" fo:font-weight="bold" officeooo:rsid="002ca03d" officeooo:paragraph-rsid="00339484" style:font-name-asian="Times New Roman" style:font-size-asian="16pt" style:font-weight-asian="bold" style:font-name-complex="Times New Roman" style:font-size-complex="16pt" style:font-weight-complex="bold"/>
    </style:style>
    <style:style style:name="P64" style:family="paragraph" style:parent-style-name="Standard">
      <style:paragraph-properties fo:text-align="justify" style:justify-single-word="false"/>
      <style:text-properties style:font-name="Times New Roman" fo:font-size="16pt" fo:font-weight="bold" officeooo:rsid="001dd409" officeooo:paragraph-rsid="00339484" style:font-name-asian="Times New Roman" style:font-size-asian="16pt" style:font-weight-asian="bold" style:font-name-complex="Times New Roman" style:font-size-complex="16pt" style:font-weight-complex="bold"/>
    </style:style>
    <style:style style:name="P65" style:family="paragraph" style:parent-style-name="Standard">
      <style:paragraph-properties fo:text-align="justify" style:justify-single-word="false"/>
      <style:text-properties style:font-name="Times New Roman" fo:font-size="16pt" fo:font-weight="normal" officeooo:rsid="002ca03d" officeooo:paragraph-rsid="002ca03d" style:font-name-asian="Times New Roman" style:font-size-asian="16pt" style:font-weight-asian="normal" style:font-name-complex="Times New Roman" style:font-size-complex="16pt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Times New Roman" fo:font-size="16pt" fo:font-style="normal" fo:font-weight="normal" officeooo:rsid="002e7194" officeooo:paragraph-rsid="002e7194" fo:background-color="#ffff00" style:font-name-asian="Times New Roman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Times New Roman" fo:font-size="16pt" fo:font-style="normal" fo:font-weight="normal" officeooo:rsid="007194ee" officeooo:paragraph-rsid="007194ee" fo:background-color="#ffff00" style:font-name-asian="Times New Roman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Times New Roman" fo:font-size="16pt" fo:font-style="normal" fo:font-weight="normal" officeooo:rsid="0075097a" officeooo:paragraph-rsid="0075097a" fo:background-color="#ffff00" style:font-name-asian="Times New Roman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officeooo:paragraph-rsid="00245117"/>
    </style:style>
    <style:style style:name="P70" style:family="paragraph" style:parent-style-name="Standard">
      <style:paragraph-properties fo:text-align="justify" style:justify-single-word="false"/>
      <style:text-properties officeooo:paragraph-rsid="002889ec"/>
    </style:style>
    <style:style style:name="P71" style:family="paragraph" style:parent-style-name="Standard">
      <style:paragraph-properties fo:text-align="justify" style:justify-single-word="false"/>
      <style:text-properties fo:font-variant="normal" fo:text-transform="none" fo:color="#222222" style:font-name="Times New Roman" fo:font-size="14pt" fo:letter-spacing="normal" fo:font-weight="normal" officeooo:rsid="0022a174" officeooo:paragraph-rsid="00245117" style:font-name-asian="Times New Roman" style:font-size-asian="14pt" style:font-weight-asian="normal" style:font-name-complex="Times New Roman" style:font-size-complex="14pt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variant="normal" fo:text-transform="none" fo:color="#222222" style:font-name="Times New Roman" fo:font-size="14pt" fo:letter-spacing="normal" fo:font-style="italic" fo:font-weight="bold" officeooo:rsid="00245117" officeooo:paragraph-rsid="00245117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P73" style:family="paragraph" style:parent-style-name="Standard">
      <style:paragraph-properties fo:text-align="justify" style:justify-single-word="false"/>
      <style:text-properties fo:font-variant="normal" fo:text-transform="none" fo:color="#222222" style:font-name="Times New Roman" fo:font-size="14pt" fo:letter-spacing="normal" fo:font-style="normal" fo:font-weight="normal" officeooo:rsid="00282eaa" officeooo:paragraph-rsid="00282eaa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variant="normal" fo:text-transform="none" fo:color="#222222" style:font-name="Times New Roman" fo:font-size="14pt" fo:letter-spacing="normal" fo:font-style="normal" fo:font-weight="bold" officeooo:rsid="00282eaa" officeooo:paragraph-rsid="00264a9b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75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12pt" fo:letter-spacing="normal" fo:font-style="normal" fo:font-weight="normal" officeooo:rsid="00245117" officeooo:paragraph-rsid="00245117"/>
    </style:style>
    <style:style style:name="P76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12pt" fo:letter-spacing="normal" fo:font-style="normal" fo:font-weight="normal" officeooo:rsid="00245117" officeooo:paragraph-rsid="00245117" style:font-weight-asian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12pt" fo:letter-spacing="normal" fo:font-style="normal" fo:font-weight="bold" officeooo:rsid="00245117" officeooo:paragraph-rsid="00245117" style:font-weight-asian="bold" style:font-weight-complex="bold"/>
    </style:style>
    <style:style style:name="P78" style:family="paragraph" style:parent-style-name="Standard">
      <style:text-properties fo:font-variant="normal" fo:text-transform="none" fo:color="#4b4b4b" style:font-name="Roboto" fo:font-size="11.25pt" fo:letter-spacing="normal" fo:font-style="normal" fo:font-weight="normal" officeooo:rsid="003ed245" officeooo:paragraph-rsid="003ed245"/>
    </style:style>
    <style:style style:name="P79" style:family="paragraph" style:parent-style-name="Standard">
      <style:text-properties fo:font-variant="normal" fo:text-transform="none" fo:color="#4b4b4b" style:font-name="Roboto" fo:font-size="11.25pt" fo:letter-spacing="normal" fo:font-style="normal" fo:font-weight="normal" officeooo:rsid="003ed245" officeooo:paragraph-rsid="0041558e"/>
    </style:style>
    <style:style style:name="P80" style:family="paragraph" style:parent-style-name="Standard">
      <style:text-properties officeooo:paragraph-rsid="002fda6e"/>
    </style:style>
    <style:style style:name="P81" style:family="paragraph" style:parent-style-name="Standard">
      <style:text-properties officeooo:paragraph-rsid="00339484"/>
    </style:style>
    <style:style style:name="P82" style:family="paragraph" style:parent-style-name="Standard">
      <style:text-properties officeooo:paragraph-rsid="00369f76"/>
    </style:style>
    <style:style style:name="P83" style:family="paragraph" style:parent-style-name="Standard">
      <style:text-properties officeooo:paragraph-rsid="003a51b2"/>
    </style:style>
    <style:style style:name="P84" style:family="paragraph" style:parent-style-name="Standard">
      <style:text-properties officeooo:paragraph-rsid="003e4a69"/>
    </style:style>
    <style:style style:name="P85" style:family="paragraph" style:parent-style-name="Standard">
      <style:text-properties officeooo:paragraph-rsid="0041558e"/>
    </style:style>
    <style:style style:name="P86" style:family="paragraph" style:parent-style-name="Standard">
      <style:text-properties officeooo:paragraph-rsid="0044cb4b"/>
    </style:style>
    <style:style style:name="P87" style:family="paragraph" style:parent-style-name="Standard">
      <style:text-properties officeooo:paragraph-rsid="00467fc9"/>
    </style:style>
    <style:style style:name="P88" style:family="paragraph" style:parent-style-name="Standard">
      <style:text-properties officeooo:paragraph-rsid="0051afee"/>
    </style:style>
    <style:style style:name="P89" style:family="paragraph" style:parent-style-name="Standard">
      <style:text-properties officeooo:rsid="00399ede" officeooo:paragraph-rsid="00369f76" fo:background-color="#ffff00"/>
    </style:style>
    <style:style style:name="P90" style:family="paragraph" style:parent-style-name="Standard">
      <style:text-properties officeooo:rsid="00573d74" officeooo:paragraph-rsid="0054dfea"/>
    </style:style>
    <style:style style:name="P9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Times New Roman" fo:font-size="14pt" officeooo:paragraph-rsid="001be48b" style:font-name-asian="Times New Roman" style:font-size-asian="14pt" style:font-name-complex="Times New Roman" style:font-size-complex="14pt"/>
    </style:style>
    <style:style style:name="P92" style:family="paragraph" style:parent-style-name="Standard">
      <style:paragraph-properties fo:margin-top="0cm" fo:margin-bottom="0cm" loext:contextual-spacing="true" fo:text-align="center" style:justify-single-word="false"/>
      <style:text-properties style:font-name="Times New Roman" fo:font-size="14pt" fo:font-weight="bold" officeooo:rsid="000b83f1" officeooo:paragraph-rsid="002fda6e" style:font-name-asian="Times New Roman1" style:font-size-asian="14pt" style:font-weight-asian="bold" style:font-name-complex="Times New Roman1" style:font-size-complex="14pt" style:font-weight-complex="bold"/>
    </style:style>
    <style:style style:name="P93" style:family="paragraph" style:parent-style-name="Standard">
      <style:paragraph-properties fo:margin-top="0cm" fo:margin-bottom="0cm" loext:contextual-spacing="true" fo:text-align="center" style:justify-single-word="false"/>
      <style:text-properties style:font-name="Times New Roman" fo:font-size="14pt" fo:font-weight="bold" officeooo:rsid="000b83f1" officeooo:paragraph-rsid="00339484" style:font-name-asian="Times New Roman1" style:font-size-asian="14pt" style:font-weight-asian="bold" style:font-name-complex="Times New Roman1" style:font-size-complex="14pt" style:font-weight-complex="bold"/>
    </style:style>
    <style:style style:name="P94" style:family="paragraph" style:parent-style-name="Standard">
      <style:paragraph-properties fo:margin-top="0cm" fo:margin-bottom="0cm" loext:contextual-spacing="true" fo:text-align="center" style:justify-single-word="false"/>
      <style:text-properties style:font-name="Times New Roman" fo:font-size="14pt" fo:font-weight="bold" officeooo:rsid="000b83f1" officeooo:paragraph-rsid="00369f76" style:font-name-asian="Times New Roman1" style:font-size-asian="14pt" style:font-weight-asian="bold" style:font-name-complex="Times New Roman1" style:font-size-complex="14pt" style:font-weight-complex="bold"/>
    </style:style>
    <style:style style:name="P95" style:family="paragraph" style:parent-style-name="Standard">
      <style:paragraph-properties fo:margin-top="0cm" fo:margin-bottom="0cm" loext:contextual-spacing="true" fo:text-align="center" style:justify-single-word="false"/>
      <style:text-properties style:font-name="Times New Roman" fo:font-size="14pt" fo:font-weight="bold" officeooo:rsid="000b83f1" officeooo:paragraph-rsid="003a51b2" style:font-name-asian="Times New Roman1" style:font-size-asian="14pt" style:font-weight-asian="bold" style:font-name-complex="Times New Roman1" style:font-size-complex="14pt" style:font-weight-complex="bold"/>
    </style:style>
    <style:style style:name="P96" style:family="paragraph" style:parent-style-name="Standard">
      <style:paragraph-properties fo:margin-top="0cm" fo:margin-bottom="0cm" loext:contextual-spacing="true" fo:text-align="center" style:justify-single-word="false"/>
      <style:text-properties style:font-name="Times New Roman" fo:font-size="14pt" fo:font-weight="bold" officeooo:rsid="000b83f1" officeooo:paragraph-rsid="003e4a69" style:font-name-asian="Times New Roman1" style:font-size-asian="14pt" style:font-weight-asian="bold" style:font-name-complex="Times New Roman1" style:font-size-complex="14pt" style:font-weight-complex="bold"/>
    </style:style>
    <style:style style:name="P97" style:family="paragraph" style:parent-style-name="Standard">
      <style:paragraph-properties fo:margin-top="0cm" fo:margin-bottom="0cm" loext:contextual-spacing="true" fo:text-align="center" style:justify-single-word="false"/>
      <style:text-properties style:font-name="Times New Roman" fo:font-size="14pt" fo:font-weight="bold" officeooo:rsid="000b83f1" officeooo:paragraph-rsid="0041558e" style:font-name-asian="Times New Roman1" style:font-size-asian="14pt" style:font-weight-asian="bold" style:font-name-complex="Times New Roman1" style:font-size-complex="14pt" style:font-weight-complex="bold"/>
    </style:style>
    <style:style style:name="P98" style:family="paragraph" style:parent-style-name="Standard">
      <style:paragraph-properties fo:margin-top="0cm" fo:margin-bottom="0cm" loext:contextual-spacing="true" fo:text-align="center" style:justify-single-word="false"/>
      <style:text-properties style:font-name="Times New Roman" fo:font-size="14pt" fo:font-weight="bold" officeooo:rsid="000b83f1" officeooo:paragraph-rsid="0044cb4b" style:font-name-asian="Times New Roman1" style:font-size-asian="14pt" style:font-weight-asian="bold" style:font-name-complex="Times New Roman1" style:font-size-complex="14pt" style:font-weight-complex="bold"/>
    </style:style>
    <style:style style:name="P99" style:family="paragraph" style:parent-style-name="Standard">
      <style:paragraph-properties fo:margin-top="0cm" fo:margin-bottom="0cm" loext:contextual-spacing="true" fo:text-align="center" style:justify-single-word="false"/>
      <style:text-properties style:font-name="Times New Roman" fo:font-size="14pt" fo:font-weight="bold" officeooo:rsid="000b83f1" officeooo:paragraph-rsid="00467fc9" style:font-name-asian="Times New Roman1" style:font-size-asian="14pt" style:font-weight-asian="bold" style:font-name-complex="Times New Roman1" style:font-size-complex="14pt" style:font-weight-complex="bold"/>
    </style:style>
    <style:style style:name="P100" style:family="paragraph" style:parent-style-name="Standard">
      <style:paragraph-properties fo:margin-top="0cm" fo:margin-bottom="0cm" loext:contextual-spacing="true" fo:text-align="center" style:justify-single-word="false"/>
      <style:text-properties style:font-name="Times New Roman" fo:font-size="14pt" fo:font-weight="bold" officeooo:rsid="000b83f1" officeooo:paragraph-rsid="004bc86f" style:font-name-asian="Times New Roman1" style:font-size-asian="14pt" style:font-weight-asian="bold" style:font-name-complex="Times New Roman1" style:font-size-complex="14pt" style:font-weight-complex="bold"/>
    </style:style>
    <style:style style:name="P101" style:family="paragraph" style:parent-style-name="Standard">
      <style:paragraph-properties fo:margin-top="0cm" fo:margin-bottom="0cm" loext:contextual-spacing="true" fo:text-align="center" style:justify-single-word="false"/>
      <style:text-properties style:font-name="Times New Roman" fo:font-size="14pt" fo:font-weight="bold" officeooo:rsid="000b83f1" officeooo:paragraph-rsid="004f81e0" style:font-name-asian="Times New Roman1" style:font-size-asian="14pt" style:font-weight-asian="bold" style:font-name-complex="Times New Roman1" style:font-size-complex="14pt" style:font-weight-complex="bold"/>
    </style:style>
    <style:style style:name="P102" style:family="paragraph" style:parent-style-name="Standard">
      <style:paragraph-properties fo:margin-top="0cm" fo:margin-bottom="0cm" loext:contextual-spacing="true" fo:text-align="center" style:justify-single-word="false"/>
      <style:text-properties style:font-name="Times New Roman" fo:font-size="14pt" fo:font-weight="bold" officeooo:rsid="000b83f1" officeooo:paragraph-rsid="0051afee" style:font-name-asian="Times New Roman1" style:font-size-asian="14pt" style:font-weight-asian="bold" style:font-name-complex="Times New Roman1" style:font-size-complex="14pt" style:font-weight-complex="bold"/>
    </style:style>
    <style:style style:name="P103" style:family="paragraph" style:parent-style-name="Standard">
      <style:paragraph-properties fo:margin-top="0cm" fo:margin-bottom="0cm" loext:contextual-spacing="true" fo:text-align="center" style:justify-single-word="false"/>
      <style:text-properties style:font-name="Times New Roman" fo:font-size="14pt" fo:font-weight="bold" officeooo:rsid="000b83f1" officeooo:paragraph-rsid="0054dfea" style:font-name-asian="Times New Roman1" style:font-size-asian="14pt" style:font-weight-asian="bold" style:font-name-complex="Times New Roman1" style:font-size-complex="14pt" style:font-weight-complex="bold"/>
    </style:style>
    <style:style style:name="P104" style:family="paragraph" style:parent-style-name="Table_20_Contents">
      <style:paragraph-properties fo:text-align="justify" style:justify-single-word="false"/>
      <style:text-properties fo:font-size="14pt" fo:font-weight="bold" officeooo:rsid="000b83f1" officeooo:paragraph-rsid="002fda6e" style:font-size-asian="14pt" style:font-weight-asian="bold" style:font-size-complex="14pt" style:font-weight-complex="bold"/>
    </style:style>
    <style:style style:name="P105" style:family="paragraph" style:parent-style-name="Table_20_Contents">
      <style:paragraph-properties fo:text-align="justify" style:justify-single-word="false"/>
      <style:text-properties fo:font-size="14pt" fo:font-weight="bold" officeooo:rsid="000b83f1" officeooo:paragraph-rsid="0031d36f" style:font-size-asian="14pt" style:font-weight-asian="bold" style:font-size-complex="14pt" style:font-weight-complex="bold"/>
    </style:style>
    <style:style style:name="P106" style:family="paragraph" style:parent-style-name="Table_20_Contents">
      <style:paragraph-properties fo:text-align="justify" style:justify-single-word="false"/>
      <style:text-properties fo:font-size="14pt" fo:font-weight="bold" officeooo:rsid="000b83f1" officeooo:paragraph-rsid="00335092" style:font-size-asian="14pt" style:font-weight-asian="bold" style:font-size-complex="14pt" style:font-weight-complex="bold"/>
    </style:style>
    <style:style style:name="P107" style:family="paragraph" style:parent-style-name="Table_20_Contents">
      <style:paragraph-properties fo:text-align="justify" style:justify-single-word="false"/>
      <style:text-properties fo:font-size="14pt" fo:font-weight="bold" officeooo:rsid="000b83f1" officeooo:paragraph-rsid="00339484" style:font-size-asian="14pt" style:font-weight-asian="bold" style:font-size-complex="14pt" style:font-weight-complex="bold"/>
    </style:style>
    <style:style style:name="P108" style:family="paragraph" style:parent-style-name="Table_20_Contents">
      <style:paragraph-properties fo:text-align="justify" style:justify-single-word="false"/>
      <style:text-properties fo:font-size="14pt" fo:font-weight="bold" officeooo:rsid="000b83f1" officeooo:paragraph-rsid="00354359" style:font-size-asian="14pt" style:font-weight-asian="bold" style:font-size-complex="14pt" style:font-weight-complex="bold"/>
    </style:style>
    <style:style style:name="P109" style:family="paragraph" style:parent-style-name="Table_20_Contents">
      <style:paragraph-properties fo:text-align="justify" style:justify-single-word="false"/>
      <style:text-properties fo:font-size="14pt" fo:font-weight="bold" officeooo:rsid="000b83f1" officeooo:paragraph-rsid="00369f76" style:font-size-asian="14pt" style:font-weight-asian="bold" style:font-size-complex="14pt" style:font-weight-complex="bold"/>
    </style:style>
    <style:style style:name="P110" style:family="paragraph" style:parent-style-name="Table_20_Contents">
      <style:paragraph-properties fo:text-align="justify" style:justify-single-word="false"/>
      <style:text-properties fo:font-size="14pt" fo:font-weight="bold" officeooo:rsid="000b83f1" officeooo:paragraph-rsid="003a51b2" style:font-size-asian="14pt" style:font-weight-asian="bold" style:font-size-complex="14pt" style:font-weight-complex="bold"/>
    </style:style>
    <style:style style:name="P111" style:family="paragraph" style:parent-style-name="Table_20_Contents">
      <style:paragraph-properties fo:text-align="justify" style:justify-single-word="false"/>
      <style:text-properties fo:font-size="14pt" fo:font-weight="bold" officeooo:rsid="000b83f1" officeooo:paragraph-rsid="003e4a69" style:font-size-asian="14pt" style:font-weight-asian="bold" style:font-size-complex="14pt" style:font-weight-complex="bold"/>
    </style:style>
    <style:style style:name="P112" style:family="paragraph" style:parent-style-name="Table_20_Contents">
      <style:paragraph-properties fo:text-align="justify" style:justify-single-word="false"/>
      <style:text-properties fo:font-size="14pt" fo:font-weight="bold" officeooo:rsid="000b83f1" officeooo:paragraph-rsid="0041558e" style:font-size-asian="14pt" style:font-weight-asian="bold" style:font-size-complex="14pt" style:font-weight-complex="bold"/>
    </style:style>
    <style:style style:name="P113" style:family="paragraph" style:parent-style-name="Table_20_Contents">
      <style:paragraph-properties fo:text-align="justify" style:justify-single-word="false"/>
      <style:text-properties fo:font-size="14pt" fo:font-weight="bold" officeooo:rsid="000b83f1" officeooo:paragraph-rsid="0044cb4b" style:font-size-asian="14pt" style:font-weight-asian="bold" style:font-size-complex="14pt" style:font-weight-complex="bold"/>
    </style:style>
    <style:style style:name="P114" style:family="paragraph" style:parent-style-name="Table_20_Contents">
      <style:paragraph-properties fo:text-align="justify" style:justify-single-word="false"/>
      <style:text-properties fo:font-size="14pt" fo:font-weight="bold" officeooo:rsid="000b83f1" officeooo:paragraph-rsid="00467fc9" style:font-size-asian="14pt" style:font-weight-asian="bold" style:font-size-complex="14pt" style:font-weight-complex="bold"/>
    </style:style>
    <style:style style:name="P115" style:family="paragraph" style:parent-style-name="Table_20_Contents">
      <style:paragraph-properties fo:text-align="justify" style:justify-single-word="false"/>
      <style:text-properties fo:font-size="14pt" fo:font-weight="bold" officeooo:rsid="000b83f1" officeooo:paragraph-rsid="004bc86f" style:font-size-asian="14pt" style:font-weight-asian="bold" style:font-size-complex="14pt" style:font-weight-complex="bold"/>
    </style:style>
    <style:style style:name="P116" style:family="paragraph" style:parent-style-name="Table_20_Contents">
      <style:paragraph-properties fo:text-align="justify" style:justify-single-word="false"/>
      <style:text-properties fo:font-size="14pt" fo:font-weight="bold" officeooo:rsid="000b83f1" officeooo:paragraph-rsid="004f81e0" style:font-size-asian="14pt" style:font-weight-asian="bold" style:font-size-complex="14pt" style:font-weight-complex="bold"/>
    </style:style>
    <style:style style:name="P117" style:family="paragraph" style:parent-style-name="Table_20_Contents">
      <style:paragraph-properties fo:text-align="justify" style:justify-single-word="false"/>
      <style:text-properties fo:font-size="14pt" fo:font-weight="bold" officeooo:rsid="000b83f1" officeooo:paragraph-rsid="0051afee" style:font-size-asian="14pt" style:font-weight-asian="bold" style:font-size-complex="14pt" style:font-weight-complex="bold"/>
    </style:style>
    <style:style style:name="P118" style:family="paragraph" style:parent-style-name="Table_20_Contents">
      <style:paragraph-properties fo:text-align="justify" style:justify-single-word="false"/>
      <style:text-properties fo:font-size="14pt" fo:font-weight="bold" officeooo:rsid="000b83f1" officeooo:paragraph-rsid="0054dfea" style:font-size-asian="14pt" style:font-weight-asian="bold" style:font-size-complex="14pt" style:font-weight-complex="bold"/>
    </style:style>
    <style:style style:name="P119" style:family="paragraph" style:parent-style-name="Table_20_Contents">
      <style:paragraph-properties fo:text-align="justify" style:justify-single-word="false"/>
      <style:text-properties fo:font-size="14pt" fo:font-weight="bold" officeooo:rsid="001b6e60" officeooo:paragraph-rsid="002fda6e" style:font-size-asian="14pt" style:font-weight-asian="bold" style:font-size-complex="14pt" style:font-weight-complex="bold"/>
    </style:style>
    <style:style style:name="P120" style:family="paragraph" style:parent-style-name="Table_20_Contents">
      <style:paragraph-properties fo:text-align="justify" style:justify-single-word="false"/>
      <style:text-properties fo:font-size="14pt" fo:font-weight="bold" officeooo:rsid="001b6e60" officeooo:paragraph-rsid="003f66a1" style:font-size-asian="14pt" style:font-weight-asian="bold" style:font-size-complex="14pt" style:font-weight-complex="bold"/>
    </style:style>
    <style:style style:name="P121" style:family="paragraph" style:parent-style-name="Table_20_Contents">
      <style:paragraph-properties fo:text-align="justify" style:justify-single-word="false"/>
      <style:text-properties fo:font-size="14pt" fo:font-weight="bold" officeooo:rsid="001b6e60" officeooo:paragraph-rsid="004ab3a9" style:font-size-asian="14pt" style:font-weight-asian="bold" style:font-size-complex="14pt" style:font-weight-complex="bold"/>
    </style:style>
    <style:style style:name="P122" style:family="paragraph" style:parent-style-name="Table_20_Contents">
      <style:paragraph-properties fo:text-align="justify" style:justify-single-word="false"/>
      <style:text-properties fo:font-size="14pt" fo:font-weight="bold" officeooo:rsid="001b6e60" officeooo:paragraph-rsid="0050632d" style:font-size-asian="14pt" style:font-weight-asian="bold" style:font-size-complex="14pt" style:font-weight-complex="bold"/>
    </style:style>
    <style:style style:name="P123" style:family="paragraph" style:parent-style-name="Table_20_Contents">
      <style:paragraph-properties fo:text-align="justify" style:justify-single-word="false"/>
      <style:text-properties fo:font-size="14pt" fo:font-weight="bold" officeooo:rsid="001b6e60" officeooo:paragraph-rsid="0088f2e2" style:font-size-asian="14pt" style:font-weight-asian="bold" style:font-size-complex="14pt" style:font-weight-complex="bold"/>
    </style:style>
    <style:style style:name="P124" style:family="paragraph" style:parent-style-name="Table_20_Contents">
      <style:paragraph-properties fo:text-align="justify" style:justify-single-word="false"/>
      <style:text-properties fo:font-size="14pt" fo:font-weight="bold" officeooo:rsid="001f50cc" officeooo:paragraph-rsid="00335092" style:font-size-asian="14pt" style:font-weight-asian="bold" style:font-size-complex="14pt" style:font-weight-complex="bold"/>
    </style:style>
    <style:style style:name="P125" style:family="paragraph" style:parent-style-name="Table_20_Contents">
      <style:paragraph-properties fo:text-align="justify" style:justify-single-word="false"/>
      <style:text-properties fo:font-size="14pt" fo:font-weight="bold" officeooo:rsid="00357160" officeooo:paragraph-rsid="00357160" style:font-size-asian="14pt" style:font-weight-asian="bold" style:font-size-complex="14pt" style:font-weight-complex="bold"/>
    </style:style>
    <style:style style:name="P126" style:family="paragraph" style:parent-style-name="Table_20_Contents">
      <style:paragraph-properties fo:text-align="justify" style:justify-single-word="false"/>
      <style:text-properties fo:font-size="14pt" fo:font-weight="bold" officeooo:rsid="003d70b0" officeooo:paragraph-rsid="003d70b0" style:font-size-asian="14pt" style:font-weight-asian="bold" style:font-size-complex="14pt" style:font-weight-complex="bold"/>
    </style:style>
    <style:style style:name="P127" style:family="paragraph" style:parent-style-name="Table_20_Contents">
      <style:paragraph-properties fo:text-align="justify" style:justify-single-word="false"/>
      <style:text-properties fo:font-size="14pt" fo:font-weight="bold" officeooo:rsid="003d70b0" officeooo:paragraph-rsid="0041558e" style:font-size-asian="14pt" style:font-weight-asian="bold" style:font-size-complex="14pt" style:font-weight-complex="bold"/>
    </style:style>
    <style:style style:name="P128" style:family="paragraph" style:parent-style-name="Table_20_Contents">
      <style:paragraph-properties fo:text-align="justify" style:justify-single-word="false"/>
      <style:text-properties fo:font-size="14pt" fo:font-weight="bold" officeooo:rsid="003d70b0" officeooo:paragraph-rsid="003e4a69" style:font-size-asian="14pt" style:font-weight-asian="bold" style:font-size-complex="14pt" style:font-weight-complex="bold"/>
    </style:style>
    <style:style style:name="P129" style:family="paragraph" style:parent-style-name="Table_20_Contents">
      <style:paragraph-properties fo:text-align="justify" style:justify-single-word="false"/>
      <style:text-properties fo:font-size="14pt" fo:font-weight="bold" officeooo:rsid="003f66a1" officeooo:paragraph-rsid="003f66a1" style:font-size-asian="14pt" style:font-weight-asian="bold" style:font-size-complex="14pt" style:font-weight-complex="bold"/>
    </style:style>
    <style:style style:name="P130" style:family="paragraph" style:parent-style-name="Table_20_Contents">
      <style:paragraph-properties fo:text-align="justify" style:justify-single-word="false"/>
      <style:text-properties fo:font-size="14pt" fo:font-weight="bold" officeooo:rsid="00448b38" officeooo:paragraph-rsid="00448b38" style:font-size-asian="14pt" style:font-weight-asian="bold" style:font-size-complex="14pt" style:font-weight-complex="bold"/>
    </style:style>
    <style:style style:name="P131" style:family="paragraph" style:parent-style-name="Table_20_Contents">
      <style:paragraph-properties fo:text-align="justify" style:justify-single-word="false"/>
      <style:text-properties fo:font-size="14pt" fo:font-weight="bold" officeooo:rsid="004cc208" officeooo:paragraph-rsid="004cc208" style:font-size-asian="14pt" style:font-weight-asian="bold" style:font-size-complex="14pt" style:font-weight-complex="bold"/>
    </style:style>
    <style:style style:name="P132" style:family="paragraph" style:parent-style-name="Table_20_Contents">
      <style:paragraph-properties fo:text-align="justify" style:justify-single-word="false"/>
      <style:text-properties fo:font-size="14pt" fo:font-weight="bold" officeooo:rsid="004cc208" officeooo:paragraph-rsid="004f81e0" style:font-size-asian="14pt" style:font-weight-asian="bold" style:font-size-complex="14pt" style:font-weight-complex="bold"/>
    </style:style>
    <style:style style:name="P133" style:family="paragraph" style:parent-style-name="Table_20_Contents">
      <style:paragraph-properties fo:text-align="justify" style:justify-single-word="false"/>
      <style:text-properties fo:font-size="14pt" fo:font-weight="bold" officeooo:rsid="004cc208" officeooo:paragraph-rsid="0051afee" style:font-size-asian="14pt" style:font-weight-asian="bold" style:font-size-complex="14pt" style:font-weight-complex="bold"/>
    </style:style>
    <style:style style:name="P134" style:family="paragraph" style:parent-style-name="Table_20_Contents">
      <style:paragraph-properties fo:text-align="justify" style:justify-single-word="false"/>
      <style:text-properties fo:font-size="14pt" fo:font-weight="bold" officeooo:rsid="0050632d" officeooo:paragraph-rsid="0050632d" style:font-size-asian="14pt" style:font-weight-asian="bold" style:font-size-complex="14pt" style:font-weight-complex="bold"/>
    </style:style>
    <style:style style:name="P135" style:family="paragraph" style:parent-style-name="Table_20_Contents">
      <style:paragraph-properties fo:text-align="justify" style:justify-single-word="false"/>
      <style:text-properties fo:font-size="14pt" fo:font-weight="bold" officeooo:rsid="0050632d" officeooo:paragraph-rsid="0088f2e2" style:font-size-asian="14pt" style:font-weight-asian="bold" style:font-size-complex="14pt" style:font-weight-complex="bold"/>
    </style:style>
    <style:style style:name="P136" style:family="paragraph" style:parent-style-name="Table_20_Contents">
      <style:paragraph-properties fo:text-align="justify" style:justify-single-word="false"/>
      <style:text-properties fo:font-size="14pt" fo:font-weight="bold" officeooo:rsid="00354359" officeooo:paragraph-rsid="00354359" style:font-size-asian="14pt" style:font-weight-asian="bold" style:font-size-complex="14pt" style:font-weight-complex="bold"/>
    </style:style>
    <style:style style:name="P137" style:family="paragraph" style:parent-style-name="Table_20_Contents">
      <style:paragraph-properties fo:text-align="justify" style:justify-single-word="false"/>
      <style:text-properties fo:font-size="14pt" fo:font-weight="bold" officeooo:rsid="005b5316" officeooo:paragraph-rsid="005b5316" style:font-size-asian="14pt" style:font-weight-asian="bold" style:font-size-complex="14pt" style:font-weight-complex="bold"/>
    </style:style>
    <style:style style:name="P138" style:family="paragraph" style:parent-style-name="Table_20_Contents">
      <style:paragraph-properties fo:text-align="justify" style:justify-single-word="false"/>
      <style:text-properties fo:font-size="14pt" fo:font-weight="bold" officeooo:rsid="005e5a96" officeooo:paragraph-rsid="005e5a96" style:font-size-asian="14pt" style:font-weight-asian="bold" style:font-size-complex="14pt" style:font-weight-complex="bold"/>
    </style:style>
    <style:style style:name="P139" style:family="paragraph" style:parent-style-name="Table_20_Contents">
      <style:paragraph-properties fo:text-align="justify" style:justify-single-word="false"/>
      <style:text-properties fo:font-size="14pt" fo:font-weight="bold" officeooo:rsid="005e6d6f" officeooo:paragraph-rsid="005e6d6f" style:font-size-asian="14pt" style:font-weight-asian="bold" style:font-size-complex="14pt" style:font-weight-complex="bold"/>
    </style:style>
    <style:style style:name="P140" style:family="paragraph" style:parent-style-name="Table_20_Contents">
      <style:paragraph-properties fo:text-align="justify" style:justify-single-word="false"/>
      <style:text-properties fo:font-size="14pt" fo:font-weight="bold" officeooo:rsid="0066444c" officeooo:paragraph-rsid="0066444c" style:font-size-asian="14pt" style:font-weight-asian="bold" style:font-size-complex="14pt" style:font-weight-complex="bold"/>
    </style:style>
    <style:style style:name="P141" style:family="paragraph" style:parent-style-name="Table_20_Contents">
      <style:paragraph-properties fo:text-align="justify" style:justify-single-word="false"/>
      <style:text-properties fo:font-size="14pt" fo:font-weight="normal" officeooo:rsid="001b6e60" officeooo:paragraph-rsid="002fda6e" style:font-size-asian="14pt" style:font-weight-asian="normal" style:font-size-complex="14pt" style:font-weight-complex="normal"/>
    </style:style>
    <style:style style:name="P142" style:family="paragraph" style:parent-style-name="Table_20_Contents">
      <style:paragraph-properties fo:text-align="justify" style:justify-single-word="false"/>
      <style:text-properties fo:font-size="14pt" fo:font-weight="normal" officeooo:rsid="001b6e60" officeooo:paragraph-rsid="003f66a1" style:font-size-asian="14pt" style:font-weight-asian="normal" style:font-size-complex="14pt" style:font-weight-complex="normal"/>
    </style:style>
    <style:style style:name="P143" style:family="paragraph" style:parent-style-name="Table_20_Contents">
      <style:paragraph-properties fo:text-align="justify" style:justify-single-word="false"/>
      <style:text-properties fo:font-size="14pt" fo:font-weight="normal" officeooo:rsid="001b6e60" officeooo:paragraph-rsid="004ab3a9" style:font-size-asian="14pt" style:font-weight-asian="normal" style:font-size-complex="14pt" style:font-weight-complex="normal"/>
    </style:style>
    <style:style style:name="P144" style:family="paragraph" style:parent-style-name="Table_20_Contents">
      <style:paragraph-properties fo:text-align="justify" style:justify-single-word="false"/>
      <style:text-properties fo:font-size="14pt" fo:font-weight="normal" officeooo:rsid="001b6e60" officeooo:paragraph-rsid="0050632d" style:font-size-asian="14pt" style:font-weight-asian="normal" style:font-size-complex="14pt" style:font-weight-complex="normal"/>
    </style:style>
    <style:style style:name="P145" style:family="paragraph" style:parent-style-name="Table_20_Contents">
      <style:paragraph-properties fo:text-align="justify" style:justify-single-word="false"/>
      <style:text-properties fo:font-size="14pt" fo:font-weight="normal" officeooo:rsid="001b6e60" officeooo:paragraph-rsid="0066444c" style:font-size-asian="14pt" style:font-weight-asian="normal" style:font-size-complex="14pt" style:font-weight-complex="normal"/>
    </style:style>
    <style:style style:name="P146" style:family="paragraph" style:parent-style-name="Table_20_Contents">
      <style:paragraph-properties fo:text-align="justify" style:justify-single-word="false"/>
      <style:text-properties fo:font-size="14pt" fo:font-weight="normal" officeooo:rsid="001c005e" officeooo:paragraph-rsid="00339484" style:font-size-asian="14pt" style:font-weight-asian="normal" style:font-size-complex="14pt" style:font-weight-complex="normal"/>
    </style:style>
    <style:style style:name="P147" style:family="paragraph" style:parent-style-name="Table_20_Contents">
      <style:paragraph-properties fo:text-align="justify" style:justify-single-word="false"/>
      <style:text-properties fo:font-size="14pt" fo:font-weight="normal" officeooo:rsid="00335092" officeooo:paragraph-rsid="00335092" style:font-size-asian="14pt" style:font-weight-asian="normal" style:font-size-complex="14pt" style:font-weight-complex="normal"/>
    </style:style>
    <style:style style:name="P148" style:family="paragraph" style:parent-style-name="Table_20_Contents">
      <style:paragraph-properties fo:text-align="justify" style:justify-single-word="false"/>
      <style:text-properties fo:font-size="14pt" fo:font-weight="normal" officeooo:rsid="001f50cc" officeooo:paragraph-rsid="00335092" style:font-size-asian="14pt" style:font-weight-asian="normal" style:font-size-complex="14pt" style:font-weight-complex="normal"/>
    </style:style>
    <style:style style:name="P149" style:family="paragraph" style:parent-style-name="Table_20_Contents">
      <style:paragraph-properties fo:text-align="justify" style:justify-single-word="false"/>
      <style:text-properties fo:font-size="14pt" fo:font-weight="normal" officeooo:rsid="003c4b92" officeooo:paragraph-rsid="00369f76" style:font-size-asian="14pt" style:font-weight-asian="normal" style:font-size-complex="14pt" style:font-weight-complex="normal"/>
    </style:style>
    <style:style style:name="P150" style:family="paragraph" style:parent-style-name="Table_20_Contents">
      <style:paragraph-properties fo:text-align="justify" style:justify-single-word="false"/>
      <style:text-properties fo:font-size="14pt" fo:font-weight="normal" officeooo:rsid="003997f4" officeooo:paragraph-rsid="00369f76" style:font-size-asian="14pt" style:font-weight-asian="normal" style:font-size-complex="14pt" style:font-weight-complex="normal"/>
    </style:style>
    <style:style style:name="P151" style:family="paragraph" style:parent-style-name="Table_20_Contents">
      <style:paragraph-properties fo:text-align="justify" style:justify-single-word="false"/>
      <style:text-properties fo:font-size="14pt" fo:font-weight="normal" officeooo:rsid="003997f4" officeooo:paragraph-rsid="003997f4" style:font-size-asian="14pt" style:font-weight-asian="normal" style:font-size-complex="14pt" style:font-weight-complex="normal"/>
    </style:style>
    <style:style style:name="P152" style:family="paragraph" style:parent-style-name="Table_20_Contents">
      <style:paragraph-properties fo:text-align="justify" style:justify-single-word="false"/>
      <style:text-properties fo:font-size="14pt" fo:font-weight="normal" officeooo:rsid="003997f4" officeooo:paragraph-rsid="003a51b2" style:font-size-asian="14pt" style:font-weight-asian="normal" style:font-size-complex="14pt" style:font-weight-complex="normal"/>
    </style:style>
    <style:style style:name="P153" style:family="paragraph" style:parent-style-name="Table_20_Contents">
      <style:paragraph-properties fo:text-align="justify" style:justify-single-word="false"/>
      <style:text-properties fo:font-size="14pt" fo:font-weight="normal" officeooo:rsid="00357160" officeooo:paragraph-rsid="00357160" style:font-size-asian="14pt" style:font-weight-asian="normal" style:font-size-complex="14pt" style:font-weight-complex="normal"/>
    </style:style>
    <style:style style:name="P154" style:family="paragraph" style:parent-style-name="Table_20_Contents">
      <style:paragraph-properties fo:text-align="justify" style:justify-single-word="false"/>
      <style:text-properties fo:font-size="14pt" fo:font-weight="normal" officeooo:rsid="003d70b0" officeooo:paragraph-rsid="003d70b0" style:font-size-asian="14pt" style:font-weight-asian="normal" style:font-size-complex="14pt" style:font-weight-complex="normal"/>
    </style:style>
    <style:style style:name="P155" style:family="paragraph" style:parent-style-name="Table_20_Contents">
      <style:paragraph-properties fo:text-align="justify" style:justify-single-word="false"/>
      <style:text-properties fo:font-size="14pt" fo:font-weight="normal" officeooo:rsid="003e4a69" officeooo:paragraph-rsid="003e4a69" style:font-size-asian="14pt" style:font-weight-asian="normal" style:font-size-complex="14pt" style:font-weight-complex="normal"/>
    </style:style>
    <style:style style:name="P156" style:family="paragraph" style:parent-style-name="Table_20_Contents">
      <style:paragraph-properties fo:text-align="justify" style:justify-single-word="false"/>
      <style:text-properties fo:font-size="14pt" fo:font-weight="normal" officeooo:rsid="003f66a1" officeooo:paragraph-rsid="003f66a1" style:font-size-asian="14pt" style:font-weight-asian="normal" style:font-size-complex="14pt" style:font-weight-complex="normal"/>
    </style:style>
    <style:style style:name="P157" style:family="paragraph" style:parent-style-name="Table_20_Contents">
      <style:paragraph-properties fo:text-align="justify" style:justify-single-word="false"/>
      <style:text-properties fo:font-size="14pt" fo:font-weight="normal" officeooo:rsid="003f66a1" officeooo:paragraph-rsid="00677e32" style:font-size-asian="14pt" style:font-weight-asian="normal" style:font-size-complex="14pt" style:font-weight-complex="normal"/>
    </style:style>
    <style:style style:name="P158" style:family="paragraph" style:parent-style-name="Table_20_Contents">
      <style:paragraph-properties fo:text-align="justify" style:justify-single-word="false"/>
      <style:text-properties fo:font-size="14pt" fo:font-weight="normal" officeooo:rsid="00431901" officeooo:paragraph-rsid="00431901" style:font-size-asian="14pt" style:font-weight-asian="normal" style:font-size-complex="14pt" style:font-weight-complex="normal"/>
    </style:style>
    <style:style style:name="P159" style:family="paragraph" style:parent-style-name="Table_20_Contents">
      <style:paragraph-properties fo:text-align="justify" style:justify-single-word="false"/>
      <style:text-properties fo:font-size="14pt" fo:font-weight="normal" officeooo:rsid="00448b38" officeooo:paragraph-rsid="00448b38" style:font-size-asian="14pt" style:font-weight-asian="normal" style:font-size-complex="14pt" style:font-weight-complex="normal"/>
    </style:style>
    <style:style style:name="P160" style:family="paragraph" style:parent-style-name="Table_20_Contents">
      <style:paragraph-properties fo:text-align="justify" style:justify-single-word="false"/>
      <style:text-properties fo:font-size="14pt" fo:font-weight="normal" officeooo:rsid="0044cb4b" officeooo:paragraph-rsid="0044cb4b" style:font-size-asian="14pt" style:font-weight-asian="normal" style:font-size-complex="14pt" style:font-weight-complex="normal"/>
    </style:style>
    <style:style style:name="P161" style:family="paragraph" style:parent-style-name="Table_20_Contents">
      <style:paragraph-properties fo:text-align="justify" style:justify-single-word="false"/>
      <style:text-properties fo:font-size="14pt" fo:font-weight="normal" officeooo:rsid="00453c03" officeooo:paragraph-rsid="0044cb4b" style:font-size-asian="14pt" style:font-weight-asian="normal" style:font-size-complex="14pt" style:font-weight-complex="normal"/>
    </style:style>
    <style:style style:name="P162" style:family="paragraph" style:parent-style-name="Table_20_Contents">
      <style:paragraph-properties fo:text-align="justify" style:justify-single-word="false"/>
      <style:text-properties fo:font-size="14pt" fo:font-weight="normal" officeooo:rsid="00453c03" officeooo:paragraph-rsid="00467fc9" style:font-size-asian="14pt" style:font-weight-asian="normal" style:font-size-complex="14pt" style:font-weight-complex="normal"/>
    </style:style>
    <style:style style:name="P163" style:family="paragraph" style:parent-style-name="Table_20_Contents">
      <style:paragraph-properties fo:text-align="justify" style:justify-single-word="false"/>
      <style:text-properties fo:font-size="14pt" fo:font-weight="normal" officeooo:rsid="00473cc4" officeooo:paragraph-rsid="00473cc4" style:font-size-asian="14pt" style:font-weight-asian="normal" style:font-size-complex="14pt" style:font-weight-complex="normal"/>
    </style:style>
    <style:style style:name="P164" style:family="paragraph" style:parent-style-name="Table_20_Contents">
      <style:paragraph-properties fo:text-align="justify" style:justify-single-word="false"/>
      <style:text-properties fo:font-size="14pt" fo:font-weight="normal" officeooo:rsid="004cc208" officeooo:paragraph-rsid="004cc208" style:font-size-asian="14pt" style:font-weight-asian="normal" style:font-size-complex="14pt" style:font-weight-complex="normal"/>
    </style:style>
    <style:style style:name="P165" style:family="paragraph" style:parent-style-name="Table_20_Contents">
      <style:paragraph-properties fo:text-align="justify" style:justify-single-word="false"/>
      <style:text-properties fo:font-size="14pt" fo:font-weight="normal" officeooo:rsid="0050632d" officeooo:paragraph-rsid="0050632d" style:font-size-asian="14pt" style:font-weight-asian="normal" style:font-size-complex="14pt" style:font-weight-complex="normal"/>
    </style:style>
    <style:style style:name="P166" style:family="paragraph" style:parent-style-name="Table_20_Contents">
      <style:paragraph-properties fo:text-align="justify" style:justify-single-word="false"/>
      <style:text-properties fo:font-size="14pt" fo:font-weight="normal" officeooo:rsid="0054dfea" officeooo:paragraph-rsid="0054dfea" style:font-size-asian="14pt" style:font-weight-asian="normal" style:font-size-complex="14pt" style:font-weight-complex="normal"/>
    </style:style>
    <style:style style:name="P167" style:family="paragraph" style:parent-style-name="Table_20_Contents">
      <style:paragraph-properties fo:text-align="justify" style:justify-single-word="false"/>
      <style:text-properties fo:font-size="14pt" fo:font-weight="normal" officeooo:rsid="0054dfea" officeooo:paragraph-rsid="0085ceb1" style:font-size-asian="14pt" style:font-weight-asian="normal" style:font-size-complex="14pt" style:font-weight-complex="normal"/>
    </style:style>
    <style:style style:name="P168" style:family="paragraph" style:parent-style-name="Table_20_Contents">
      <style:paragraph-properties fo:text-align="justify" style:justify-single-word="false"/>
      <style:text-properties fo:font-size="14pt" fo:font-weight="normal" officeooo:rsid="00369f76" officeooo:paragraph-rsid="00369f76" style:font-size-asian="14pt" style:font-weight-asian="normal" style:font-size-complex="14pt" style:font-weight-complex="normal"/>
    </style:style>
    <style:style style:name="P169" style:family="paragraph" style:parent-style-name="Table_20_Contents">
      <style:paragraph-properties fo:text-align="justify" style:justify-single-word="false"/>
      <style:text-properties fo:font-size="14pt" fo:font-weight="normal" officeooo:rsid="005e6d6f" officeooo:paragraph-rsid="005e6d6f" style:font-size-asian="14pt" style:font-weight-asian="normal" style:font-size-complex="14pt" style:font-weight-complex="normal"/>
    </style:style>
    <style:style style:name="P170" style:family="paragraph" style:parent-style-name="Table_20_Contents">
      <style:paragraph-properties fo:text-align="justify" style:justify-single-word="false"/>
      <style:text-properties fo:font-size="14pt" fo:font-weight="normal" officeooo:rsid="0066444c" officeooo:paragraph-rsid="0066444c" style:font-size-asian="14pt" style:font-weight-asian="normal" style:font-size-complex="14pt" style:font-weight-complex="normal"/>
    </style:style>
    <style:style style:name="P171" style:family="paragraph" style:parent-style-name="Table_20_Contents">
      <style:paragraph-properties fo:text-align="justify" style:justify-single-word="false"/>
      <style:text-properties fo:font-size="14pt" fo:font-weight="normal" officeooo:rsid="003ed245" officeooo:paragraph-rsid="003ed245" style:font-size-asian="14pt" style:font-weight-asian="normal" style:font-size-complex="14pt" style:font-weight-complex="normal"/>
    </style:style>
    <style:style style:name="P172" style:family="paragraph" style:parent-style-name="Table_20_Contents">
      <style:paragraph-properties fo:text-align="justify" style:justify-single-word="false"/>
      <style:text-properties fo:font-size="14pt" fo:font-weight="normal" officeooo:rsid="00677e32" officeooo:paragraph-rsid="00677e32" style:font-size-asian="14pt" style:font-weight-asian="normal" style:font-size-complex="14pt" style:font-weight-complex="normal"/>
    </style:style>
    <style:style style:name="P173" style:family="paragraph" style:parent-style-name="Table_20_Contents">
      <style:paragraph-properties fo:text-align="justify" style:justify-single-word="false"/>
      <style:text-properties fo:font-size="14pt" fo:font-weight="normal" officeooo:rsid="00687302" officeooo:paragraph-rsid="00687302" style:font-size-asian="14pt" style:font-weight-asian="normal" style:font-size-complex="14pt" style:font-weight-complex="normal"/>
    </style:style>
    <style:style style:name="P174" style:family="paragraph" style:parent-style-name="Table_20_Contents">
      <style:paragraph-properties fo:text-align="justify" style:justify-single-word="false"/>
      <style:text-properties fo:font-size="14pt" fo:font-weight="normal" officeooo:rsid="0069367c" officeooo:paragraph-rsid="0069367c" style:font-size-asian="14pt" style:font-weight-asian="normal" style:font-size-complex="14pt" style:font-weight-complex="normal"/>
    </style:style>
    <style:style style:name="P175" style:family="paragraph" style:parent-style-name="Table_20_Contents">
      <style:paragraph-properties fo:text-align="justify" style:justify-single-word="false"/>
      <style:text-properties fo:font-size="14pt" fo:font-weight="normal" officeooo:rsid="006aead2" officeooo:paragraph-rsid="006aead2" style:font-size-asian="14pt" style:font-weight-asian="normal" style:font-size-complex="14pt" style:font-weight-complex="normal"/>
    </style:style>
    <style:style style:name="P176" style:family="paragraph" style:parent-style-name="Table_20_Contents">
      <style:paragraph-properties fo:text-align="justify" style:justify-single-word="false"/>
      <style:text-properties fo:font-size="14pt" fo:font-weight="normal" officeooo:rsid="007a4513" officeooo:paragraph-rsid="007a4513" style:font-size-asian="14pt" style:font-weight-asian="normal" style:font-size-complex="14pt" style:font-weight-complex="normal"/>
    </style:style>
    <style:style style:name="P177" style:family="paragraph" style:parent-style-name="Table_20_Contents">
      <style:paragraph-properties fo:text-align="justify" style:justify-single-word="false"/>
      <style:text-properties fo:font-size="14pt" fo:font-weight="normal" officeooo:rsid="0051afee" officeooo:paragraph-rsid="0051afee" style:font-size-asian="14pt" style:font-weight-asian="normal" style:font-size-complex="14pt" style:font-weight-complex="normal"/>
    </style:style>
    <style:style style:name="P178" style:family="paragraph" style:parent-style-name="Table_20_Contents">
      <style:paragraph-properties fo:text-align="justify" style:justify-single-word="false"/>
      <style:text-properties fo:font-size="14pt" fo:font-weight="normal" officeooo:rsid="00821f6c" officeooo:paragraph-rsid="00821f6c" style:font-size-asian="14pt" style:font-weight-asian="normal" style:font-size-complex="14pt" style:font-weight-complex="normal"/>
    </style:style>
    <style:style style:name="P179" style:family="paragraph" style:parent-style-name="Table_20_Contents">
      <style:paragraph-properties fo:text-align="justify" style:justify-single-word="false"/>
      <style:text-properties fo:font-size="14pt" fo:font-weight="normal" officeooo:rsid="008419a3" officeooo:paragraph-rsid="008419a3" style:font-size-asian="14pt" style:font-weight-asian="normal" style:font-size-complex="14pt" style:font-weight-complex="normal"/>
    </style:style>
    <style:style style:name="P180" style:family="paragraph" style:parent-style-name="Table_20_Contents">
      <style:paragraph-properties fo:text-align="justify" style:justify-single-word="false"/>
      <style:text-properties fo:font-size="14pt" fo:font-weight="normal" officeooo:rsid="0085ceb1" officeooo:paragraph-rsid="0085ceb1" style:font-size-asian="14pt" style:font-weight-asian="normal" style:font-size-complex="14pt" style:font-weight-complex="normal"/>
    </style:style>
    <style:style style:name="P181" style:family="paragraph" style:parent-style-name="Table_20_Contents">
      <style:paragraph-properties fo:text-align="justify" style:justify-single-word="false"/>
      <style:text-properties fo:font-size="14pt" fo:font-weight="normal" officeooo:rsid="00873131" officeooo:paragraph-rsid="00873131" style:font-size-asian="14pt" style:font-weight-asian="normal" style:font-size-complex="14pt" style:font-weight-complex="normal"/>
    </style:style>
    <style:style style:name="P182" style:family="paragraph" style:parent-style-name="Table_20_Contents">
      <style:paragraph-properties fo:text-align="justify" style:justify-single-word="false"/>
      <style:text-properties fo:font-size="14pt" officeooo:paragraph-rsid="002fda6e" style:font-size-asian="14pt" style:font-size-complex="14pt"/>
    </style:style>
    <style:style style:name="P183" style:family="paragraph" style:parent-style-name="Table_20_Contents">
      <style:paragraph-properties fo:text-align="justify" style:justify-single-word="false"/>
      <style:text-properties fo:font-size="14pt" officeooo:rsid="005e5a96" officeooo:paragraph-rsid="005e5a96" style:font-size-asian="14pt" style:font-size-complex="14pt"/>
    </style:style>
    <style:style style:name="P184" style:family="paragraph" style:parent-style-name="Table_20_Contents">
      <style:paragraph-properties fo:text-align="justify" style:justify-single-word="false"/>
      <style:text-properties fo:color="#ff0000" fo:font-size="14pt" fo:font-weight="normal" officeooo:rsid="00473cc4" officeooo:paragraph-rsid="0048e56a" style:font-size-asian="14pt" style:font-weight-asian="normal" style:font-size-complex="14pt" style:font-weight-complex="normal"/>
    </style:style>
    <style:style style:name="P185" style:family="paragraph" style:parent-style-name="Table_20_Contents">
      <style:paragraph-properties fo:text-align="justify" style:justify-single-word="false"/>
      <style:text-properties fo:color="#ff0000" fo:font-size="14pt" fo:font-weight="normal" officeooo:rsid="0050f403" officeooo:paragraph-rsid="0050f403" style:font-size-asian="14pt" style:font-weight-asian="normal" style:font-size-complex="14pt" style:font-weight-complex="normal"/>
    </style:style>
    <style:style style:name="P186" style:family="paragraph" style:parent-style-name="Table_20_Contents">
      <style:paragraph-properties fo:text-align="justify" style:justify-single-word="false"/>
      <style:text-properties fo:color="#ff0000" fo:font-size="14pt" fo:font-weight="normal" officeooo:rsid="0076f0a9" officeooo:paragraph-rsid="0076f0a9" style:font-size-asian="14pt" style:font-weight-asian="normal" style:font-size-complex="14pt" style:font-weight-complex="normal"/>
    </style:style>
    <style:style style:name="P187" style:family="paragraph" style:parent-style-name="Table_20_Contents">
      <style:paragraph-properties fo:text-align="justify" style:justify-single-word="false"/>
      <style:text-properties fo:color="#000000" fo:font-size="14pt" fo:font-weight="normal" officeooo:rsid="004bc86f" officeooo:paragraph-rsid="004bc86f" style:font-size-asian="14pt" style:font-weight-asian="normal" style:font-size-complex="14pt" style:font-weight-complex="normal"/>
    </style:style>
    <style:style style:name="P188" style:family="paragraph" style:parent-style-name="Table_20_Contents">
      <style:paragraph-properties fo:text-align="justify" style:justify-single-word="false"/>
      <style:text-properties fo:color="#000000" fo:font-size="14pt" fo:font-weight="normal" officeooo:rsid="004cc208" officeooo:paragraph-rsid="004cc208" style:font-size-asian="14pt" style:font-weight-asian="normal" style:font-size-complex="14pt" style:font-weight-complex="normal"/>
    </style:style>
    <style:style style:name="P189" style:family="paragraph" style:parent-style-name="Table_20_Contents">
      <style:paragraph-properties fo:text-align="justify" style:justify-single-word="false"/>
      <style:text-properties fo:color="#000000" fo:font-size="14pt" fo:font-weight="normal" officeooo:rsid="0050632d" officeooo:paragraph-rsid="0050632d" style:font-size-asian="14pt" style:font-weight-asian="normal" style:font-size-complex="14pt" style:font-weight-complex="normal"/>
    </style:style>
    <style:style style:name="P190" style:family="paragraph" style:parent-style-name="Table_20_Contents">
      <style:paragraph-properties fo:text-align="justify" style:justify-single-word="false"/>
      <style:text-properties fo:color="#000000" fo:font-size="14pt" fo:font-weight="normal" officeooo:rsid="0050632d" officeooo:paragraph-rsid="0088f2e2" style:font-size-asian="14pt" style:font-weight-asian="normal" style:font-size-complex="14pt" style:font-weight-complex="normal"/>
    </style:style>
    <style:style style:name="P191" style:family="paragraph" style:parent-style-name="Table_20_Contents">
      <style:paragraph-properties fo:text-align="justify" style:justify-single-word="false"/>
      <style:text-properties fo:color="#000000" fo:font-size="14pt" fo:font-weight="normal" officeooo:rsid="00547711" officeooo:paragraph-rsid="00547711" style:font-size-asian="14pt" style:font-weight-asian="normal" style:font-size-complex="14pt" style:font-weight-complex="normal"/>
    </style:style>
    <style:style style:name="P192" style:family="paragraph" style:parent-style-name="Table_20_Contents">
      <style:paragraph-properties fo:text-align="justify" style:justify-single-word="false"/>
      <style:text-properties fo:color="#000000" fo:font-size="14pt" fo:font-weight="normal" officeooo:rsid="00547711" officeooo:paragraph-rsid="0054dfea" style:font-size-asian="14pt" style:font-weight-asian="normal" style:font-size-complex="14pt" style:font-weight-complex="normal"/>
    </style:style>
    <style:style style:name="P193" style:family="paragraph" style:parent-style-name="Table_20_Contents">
      <style:paragraph-properties fo:text-align="justify" style:justify-single-word="false"/>
      <style:text-properties fo:color="#000000" fo:font-size="14pt" fo:font-weight="normal" officeooo:rsid="007c5705" officeooo:paragraph-rsid="007c5705" style:font-size-asian="14pt" style:font-weight-asian="normal" style:font-size-complex="14pt" style:font-weight-complex="normal"/>
    </style:style>
    <style:style style:name="P194" style:family="paragraph" style:parent-style-name="Table_20_Contents">
      <style:paragraph-properties fo:text-align="justify" style:justify-single-word="false"/>
      <style:text-properties fo:color="#000000" fo:font-size="14pt" fo:font-weight="normal" officeooo:rsid="007ffee5" officeooo:paragraph-rsid="007ffee5" style:font-size-asian="14pt" style:font-weight-asian="normal" style:font-size-complex="14pt" style:font-weight-complex="normal"/>
    </style:style>
    <style:style style:name="P195" style:family="paragraph" style:parent-style-name="Table_20_Contents">
      <style:paragraph-properties fo:text-align="justify" style:justify-single-word="false"/>
      <style:text-properties fo:color="#000000" fo:font-size="14pt" fo:font-weight="normal" officeooo:rsid="0054dfea" officeooo:paragraph-rsid="0054dfea" style:font-size-asian="14pt" style:font-weight-asian="normal" style:font-size-complex="14pt" style:font-weight-complex="normal"/>
    </style:style>
    <style:style style:name="P196" style:family="paragraph" style:parent-style-name="Table_20_Contents">
      <style:paragraph-properties fo:text-align="justify" style:justify-single-word="false"/>
      <style:text-properties fo:color="#000000" fo:font-size="14pt" fo:font-weight="normal" officeooo:rsid="001b6e60" officeooo:paragraph-rsid="0088f2e2" style:font-size-asian="14pt" style:font-weight-asian="normal" style:font-size-complex="14pt" style:font-weight-complex="normal"/>
    </style:style>
    <style:style style:name="P197" style:family="paragraph" style:parent-style-name="Table_20_Contents">
      <style:paragraph-properties fo:text-align="justify" style:justify-single-word="false"/>
      <style:text-properties fo:color="#000000" fo:font-size="14pt" fo:font-weight="bold" officeooo:rsid="00547711" officeooo:paragraph-rsid="00547711" style:font-size-asian="14pt" style:font-weight-asian="bold" style:font-size-complex="14pt" style:font-weight-complex="bold"/>
    </style:style>
    <style:style style:name="P198" style:family="paragraph" style:parent-style-name="Table_20_Contents">
      <style:paragraph-properties fo:text-align="justify" style:justify-single-word="false"/>
      <style:text-properties fo:color="#000000" fo:font-size="14pt" fo:font-weight="bold" officeooo:rsid="0054dfea" officeooo:paragraph-rsid="0054dfea" style:font-size-asian="14pt" style:font-weight-asian="bold" style:font-size-complex="14pt" style:font-weight-complex="bold"/>
    </style:style>
    <style:style style:name="P199" style:family="paragraph" style:parent-style-name="Standard" style:list-style-name="L1">
      <style:paragraph-properties fo:text-align="justify" style:justify-single-word="false"/>
      <style:text-properties officeooo:paragraph-rsid="000d1b79"/>
    </style:style>
    <style:style style:name="P200" style:family="paragraph" style:parent-style-name="Standard" style:list-style-name="L2">
      <style:paragraph-properties fo:text-align="justify" style:justify-single-word="false"/>
      <style:text-properties officeooo:paragraph-rsid="000d8ca2"/>
    </style:style>
    <style:style style:name="P201" style:family="paragraph" style:parent-style-name="Standard" style:list-style-name="L2">
      <style:paragraph-properties fo:text-align="justify" style:justify-single-word="false"/>
      <style:text-properties officeooo:paragraph-rsid="000e421c"/>
    </style:style>
    <style:style style:name="P202" style:family="paragraph" style:parent-style-name="Standard" style:list-style-name="L3">
      <style:paragraph-properties fo:text-align="justify" style:justify-single-word="false"/>
      <style:text-properties officeooo:paragraph-rsid="000d8ca2"/>
    </style:style>
    <style:style style:name="P203" style:family="paragraph" style:parent-style-name="Standard" style:list-style-name="L1">
      <style:paragraph-properties fo:text-align="justify" style:justify-single-word="false"/>
      <style:text-properties fo:font-size="14pt" fo:font-weight="normal" officeooo:rsid="000b0b89" officeooo:paragraph-rsid="000d1b79" style:font-size-asian="12.25pt" style:font-weight-asian="normal" style:font-size-complex="14pt" style:font-weight-complex="normal"/>
    </style:style>
    <style:style style:name="P204" style:family="paragraph" style:parent-style-name="Standard" style:list-style-name="L2">
      <style:paragraph-properties fo:text-align="justify" style:justify-single-word="false"/>
      <style:text-properties fo:font-size="14pt" fo:font-weight="normal" officeooo:rsid="000b0b89" officeooo:paragraph-rsid="000d8ca2" style:font-size-asian="12.25pt" style:font-weight-asian="normal" style:font-size-complex="14pt" style:font-weight-complex="normal"/>
    </style:style>
    <style:style style:name="P205" style:family="paragraph" style:parent-style-name="Standard" style:list-style-name="L3">
      <style:paragraph-properties fo:text-align="justify" style:justify-single-word="false"/>
      <style:text-properties fo:font-size="14pt" fo:font-weight="normal" officeooo:rsid="000b0b89" officeooo:paragraph-rsid="000d1b79" style:font-size-asian="12.25pt" style:font-weight-asian="normal" style:font-size-complex="14pt" style:font-weight-complex="normal"/>
    </style:style>
    <style:style style:name="P206" style:family="paragraph" style:parent-style-name="Standard">
      <style:paragraph-properties fo:text-align="justify" style:justify-single-word="false"/>
      <style:text-properties fo:font-size="14pt" fo:font-style="normal" fo:font-weight="normal" officeooo:rsid="0031d36f" officeooo:paragraph-rsid="001be48b" fo:background-color="#ffff00" style:font-size-asian="12.25pt" style:font-style-asian="normal" style:font-weight-asian="normal" style:font-size-complex="14pt" style:font-style-complex="normal" style:font-weight-complex="normal"/>
    </style:style>
    <style:style style:name="P207" style:family="paragraph" style:parent-style-name="Table_20_Contents" style:list-style-name="L4">
      <style:paragraph-properties fo:text-align="justify" style:justify-single-word="false"/>
      <style:text-properties fo:font-size="14pt" fo:font-weight="normal" officeooo:rsid="001540aa" officeooo:paragraph-rsid="002fda6e" style:font-size-asian="14pt" style:font-weight-asian="normal" style:font-size-complex="14pt" style:font-weight-complex="normal"/>
    </style:style>
    <style:style style:name="P208" style:family="paragraph" style:parent-style-name="Table_20_Contents" style:list-style-name="L4">
      <style:paragraph-properties fo:text-align="justify" style:justify-single-word="false"/>
      <style:text-properties fo:font-size="14pt" fo:font-weight="normal" officeooo:rsid="0016eb9e" officeooo:paragraph-rsid="002fda6e" style:font-size-asian="14pt" style:font-weight-asian="normal" style:font-size-complex="14pt" style:font-weight-complex="normal"/>
    </style:style>
    <style:style style:name="P209" style:family="paragraph" style:parent-style-name="Table_20_Contents">
      <style:paragraph-properties fo:text-align="justify" style:justify-single-word="false"/>
      <style:text-properties fo:font-size="14pt" fo:font-weight="normal" officeooo:rsid="001b6e60" officeooo:paragraph-rsid="002fda6e" style:font-size-asian="14pt" style:font-weight-asian="normal" style:font-size-complex="14pt" style:font-weight-complex="normal"/>
    </style:style>
    <style:style style:name="P210" style:family="paragraph" style:parent-style-name="Table_20_Contents">
      <style:paragraph-properties fo:text-align="justify" style:justify-single-word="false"/>
      <style:text-properties fo:font-size="14pt" fo:font-weight="normal" officeooo:rsid="001a04ac" officeooo:paragraph-rsid="002fda6e" style:font-size-asian="14pt" style:font-weight-asian="normal" style:font-size-complex="14pt" style:font-weight-complex="normal"/>
    </style:style>
    <style:style style:name="P211" style:family="paragraph" style:parent-style-name="Table_20_Contents">
      <style:paragraph-properties fo:text-align="justify" style:justify-single-word="false"/>
      <style:text-properties fo:font-size="14pt" fo:font-weight="normal" officeooo:rsid="005e5a96" officeooo:paragraph-rsid="005e5a96" style:font-size-asian="14pt" style:font-weight-asian="normal" style:font-size-complex="14pt" style:font-weight-complex="normal"/>
    </style:style>
    <style:style style:name="P212" style:family="paragraph" style:parent-style-name="Table_20_Contents">
      <style:paragraph-properties fo:text-align="justify" style:justify-single-word="false"/>
      <style:text-properties fo:font-size="14pt" fo:font-weight="normal" officeooo:rsid="005e6d6f" officeooo:paragraph-rsid="00357160" style:font-size-asian="14pt" style:font-weight-asian="normal" style:font-size-complex="14pt" style:font-weight-complex="normal"/>
    </style:style>
    <style:style style:name="P213" style:family="paragraph" style:parent-style-name="Table_20_Contents" style:list-style-name="L5">
      <style:paragraph-properties fo:text-align="justify" style:justify-single-word="false"/>
      <style:text-properties fo:font-size="14pt" fo:font-weight="normal" officeooo:rsid="00354359" officeooo:paragraph-rsid="00354359" style:font-size-asian="14pt" style:font-weight-asian="normal" style:font-size-complex="14pt" style:font-weight-complex="normal"/>
    </style:style>
    <style:style style:name="P214" style:family="paragraph" style:parent-style-name="Table_20_Contents">
      <style:paragraph-properties fo:text-align="justify" style:justify-single-word="false"/>
      <style:text-properties fo:font-size="14pt" fo:font-weight="normal" officeooo:rsid="005b5316" officeooo:paragraph-rsid="005b5316" style:font-size-asian="14pt" style:font-weight-asian="normal" style:font-size-complex="14pt" style:font-weight-complex="normal"/>
    </style:style>
    <style:style style:name="P215" style:family="paragraph" style:parent-style-name="Table_20_Contents">
      <style:paragraph-properties fo:text-align="justify" style:justify-single-word="false"/>
      <style:text-properties fo:font-size="14pt" fo:font-weight="normal" officeooo:rsid="0064fcd3" officeooo:paragraph-rsid="005b5316" style:font-size-asian="14pt" style:font-weight-asian="normal" style:font-size-complex="14pt" style:font-weight-complex="normal"/>
    </style:style>
    <style:style style:name="P216" style:family="paragraph" style:parent-style-name="Table_20_Contents">
      <style:paragraph-properties fo:text-align="justify" style:justify-single-word="false"/>
      <style:text-properties fo:font-size="14pt" fo:font-weight="normal" officeooo:rsid="0064fcd3" officeooo:paragraph-rsid="0064fcd3" style:font-size-asian="14pt" style:font-weight-asian="normal" style:font-size-complex="14pt" style:font-weight-complex="normal"/>
    </style:style>
    <style:style style:name="P217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369f76" officeooo:paragraph-rsid="00369f76" style:font-size-asian="14pt" style:font-weight-asian="normal" style:font-size-complex="14pt" style:font-weight-complex="normal"/>
    </style:style>
    <style:style style:name="P218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369f76" officeooo:paragraph-rsid="003a51b2" style:font-size-asian="14pt" style:font-weight-asian="normal" style:font-size-complex="14pt" style:font-weight-complex="normal"/>
    </style:style>
    <style:style style:name="P219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369f76" officeooo:paragraph-rsid="003e4a69" style:font-size-asian="14pt" style:font-weight-asian="normal" style:font-size-complex="14pt" style:font-weight-complex="normal"/>
    </style:style>
    <style:style style:name="P220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369f76" officeooo:paragraph-rsid="0041558e" style:font-size-asian="14pt" style:font-weight-asian="normal" style:font-size-complex="14pt" style:font-weight-complex="normal"/>
    </style:style>
    <style:style style:name="P221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369f76" officeooo:paragraph-rsid="0044cb4b" style:font-size-asian="14pt" style:font-weight-asian="normal" style:font-size-complex="14pt" style:font-weight-complex="normal"/>
    </style:style>
    <style:style style:name="P222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369f76" officeooo:paragraph-rsid="00467fc9" style:font-size-asian="14pt" style:font-weight-asian="normal" style:font-size-complex="14pt" style:font-weight-complex="normal"/>
    </style:style>
    <style:style style:name="P223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369f76" officeooo:paragraph-rsid="004bc86f" style:font-size-asian="14pt" style:font-weight-asian="normal" style:font-size-complex="14pt" style:font-weight-complex="normal"/>
    </style:style>
    <style:style style:name="P224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369f76" officeooo:paragraph-rsid="004f81e0" style:font-size-asian="14pt" style:font-weight-asian="normal" style:font-size-complex="14pt" style:font-weight-complex="normal"/>
    </style:style>
    <style:style style:name="P225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369f76" officeooo:paragraph-rsid="0051afee" style:font-size-asian="14pt" style:font-weight-asian="normal" style:font-size-complex="14pt" style:font-weight-complex="normal"/>
    </style:style>
    <style:style style:name="P226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369f76" officeooo:paragraph-rsid="0054dfea" style:font-size-asian="14pt" style:font-weight-asian="normal" style:font-size-complex="14pt" style:font-weight-complex="normal"/>
    </style:style>
    <style:style style:name="P227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3bcd77" officeooo:paragraph-rsid="003bcd77" style:font-size-asian="14pt" style:font-weight-asian="normal" style:font-size-complex="14pt" style:font-weight-complex="normal"/>
    </style:style>
    <style:style style:name="P228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3e4a69" officeooo:paragraph-rsid="003e4a69" style:font-size-asian="14pt" style:font-weight-asian="normal" style:font-size-complex="14pt" style:font-weight-complex="normal"/>
    </style:style>
    <style:style style:name="P229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3e4a69" officeooo:paragraph-rsid="0041558e" style:font-size-asian="14pt" style:font-weight-asian="normal" style:font-size-complex="14pt" style:font-weight-complex="normal"/>
    </style:style>
    <style:style style:name="P230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3e4a69" officeooo:paragraph-rsid="0044cb4b" style:font-size-asian="14pt" style:font-weight-asian="normal" style:font-size-complex="14pt" style:font-weight-complex="normal"/>
    </style:style>
    <style:style style:name="P231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473cc4" officeooo:paragraph-rsid="00473cc4" style:font-size-asian="14pt" style:font-weight-asian="normal" style:font-size-complex="14pt" style:font-weight-complex="normal"/>
    </style:style>
    <style:style style:name="P232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473cc4" officeooo:paragraph-rsid="004bc86f" style:font-size-asian="14pt" style:font-weight-asian="normal" style:font-size-complex="14pt" style:font-weight-complex="normal"/>
    </style:style>
    <style:style style:name="P233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473cc4" officeooo:paragraph-rsid="004f81e0" style:font-size-asian="14pt" style:font-weight-asian="normal" style:font-size-complex="14pt" style:font-weight-complex="normal"/>
    </style:style>
    <style:style style:name="P234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473cc4" officeooo:paragraph-rsid="0051afee" style:font-size-asian="14pt" style:font-weight-asian="normal" style:font-size-complex="14pt" style:font-weight-complex="normal"/>
    </style:style>
    <style:style style:name="P235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473cc4" officeooo:paragraph-rsid="0054dfea" style:font-size-asian="14pt" style:font-weight-asian="normal" style:font-size-complex="14pt" style:font-weight-complex="normal"/>
    </style:style>
    <style:style style:name="P236" style:family="paragraph" style:parent-style-name="Table_20_Contents" style:list-style-name="L5">
      <style:paragraph-properties fo:text-align="justify" style:justify-single-word="false"/>
      <style:text-properties officeooo:rsid="00354359" officeooo:paragraph-rsid="00354359"/>
    </style:style>
    <style:style style:name="T1" style:family="text">
      <style:text-properties officeooo:rsid="000aa599"/>
    </style:style>
    <style:style style:name="T2" style:family="text">
      <style:text-properties officeooo:rsid="000b0b89"/>
    </style:style>
    <style:style style:name="T3" style:family="text">
      <style:text-properties fo:font-size="14pt" fo:font-weight="normal" officeooo:rsid="000b0b89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0d1b79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0d8ca2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0e421c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10ea71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113565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354359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728910" style:font-size-asian="14pt" style:font-weight-asian="normal" style:font-size-complex="14pt" style:font-weight-complex="normal"/>
    </style:style>
    <style:style style:name="T12" style:family="text">
      <style:text-properties fo:font-size="14pt" fo:font-style="normal" style:font-size-asian="12.25pt" style:font-style-asian="normal" style:font-size-complex="14pt" style:font-style-complex="normal"/>
    </style:style>
    <style:style style:name="T13" style:family="text">
      <style:text-properties fo:font-size="14pt" fo:font-style="normal" officeooo:rsid="00143974" style:font-size-asian="12.25pt" style:font-style-asian="normal" style:font-size-complex="14pt" style:font-style-complex="normal"/>
    </style:style>
    <style:style style:name="T14" style:family="text">
      <style:text-properties fo:font-size="14pt" fo:font-style="normal" officeooo:rsid="006d69e0" style:font-size-asian="12.25pt" style:font-style-asian="normal" style:font-size-complex="14pt" style:font-style-complex="normal"/>
    </style:style>
    <style:style style:name="T15" style:family="text">
      <style:text-properties officeooo:rsid="000e421c"/>
    </style:style>
    <style:style style:name="T16" style:family="text">
      <style:text-properties officeooo:rsid="000f8188"/>
    </style:style>
    <style:style style:name="T17" style:family="text">
      <style:text-properties officeooo:rsid="0010ea71"/>
    </style:style>
    <style:style style:name="T18" style:family="text">
      <style:text-properties fo:color="#ff0000" fo:font-weight="normal" officeooo:rsid="00385c67" style:font-weight-asian="normal" style:font-weight-complex="normal"/>
    </style:style>
    <style:style style:name="T19" style:family="text">
      <style:text-properties fo:color="#ff0000" fo:font-weight="normal" officeooo:rsid="0051afee" style:font-weight-asian="normal" style:font-weight-complex="normal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6pt" officeooo:rsid="000b0b89" style:font-size-asian="16pt" style:font-size-complex="16pt"/>
    </style:style>
    <style:style style:name="T22" style:family="text">
      <style:text-properties style:font-name="Times New Roman" fo:font-size="14pt" fo:font-weight="normal" officeooo:rsid="00245117" style:font-name-asian="Times New Roman" style:font-size-asian="14pt" style:font-weight-asian="normal" style:font-name-complex="Times New Roman" style:font-size-complex="14pt" style:font-weight-complex="normal"/>
    </style:style>
    <style:style style:name="T23" style:family="text">
      <style:text-properties style:font-name="Times New Roman" style:font-name-asian="Times New Roman" style:font-name-complex="Times New Roman"/>
    </style:style>
    <style:style style:name="T24" style:family="text">
      <style:text-properties style:font-name="Times New Roman" officeooo:rsid="001dd409" style:font-name-asian="Times New Roman" style:font-name-complex="Times New Roman"/>
    </style:style>
    <style:style style:name="T25" style:family="text">
      <style:text-properties officeooo:rsid="001db72c"/>
    </style:style>
    <style:style style:name="T26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27" style:family="text">
      <style:text-properties fo:font-variant="normal" fo:text-transform="none" fo:color="#222222" style:font-name="arial" fo:font-size="12pt" fo:letter-spacing="normal" fo:font-style="normal" fo:font-weight="normal" officeooo:rsid="00245117"/>
    </style:style>
    <style:style style:name="T28" style:family="text">
      <style:text-properties fo:font-variant="normal" fo:text-transform="none" fo:color="#222222" style:font-name="Times New Roman" fo:font-size="14pt" fo:letter-spacing="normal" fo:font-style="normal" fo:font-weight="normal" officeooo:rsid="002889ec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9" style:family="text">
      <style:text-properties fo:font-variant="normal" fo:text-transform="none" fo:color="#222222" fo:letter-spacing="normal" fo:font-style="normal" officeooo:rsid="00282eaa" style:font-style-asian="normal" style:font-style-complex="normal"/>
    </style:style>
    <style:style style:name="T30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000000" style:font-name="Times New Roman" fo:font-size="14pt" fo:letter-spacing="normal" fo:font-style="normal" fo:font-weight="normal" officeooo:rsid="002889ec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000000" style:font-name="Times New Roman" fo:font-size="14pt" fo:letter-spacing="normal" fo:font-style="normal" fo:font-weight="normal" officeooo:rsid="002889ec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color="#000000" style:font-name="Times New Roman" fo:font-size="14pt" fo:letter-spacing="normal" fo:font-style="italic" fo:font-weight="normal" officeooo:rsid="002889ec" style:font-size-asian="14pt" style:font-style-asian="italic" style:font-weight-asian="normal" style:font-size-complex="14pt" style:font-style-complex="italic" style:font-weight-complex="normal"/>
    </style:style>
    <style:style style:name="T34" style:family="text">
      <style:text-properties officeooo:rsid="00245117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0e194c" style:font-weight-asian="normal" style:font-weight-complex="normal"/>
    </style:style>
    <style:style style:name="T38" style:family="text">
      <style:text-properties fo:font-weight="normal" officeooo:rsid="000f1d67" style:font-weight-asian="normal" style:font-weight-complex="normal"/>
    </style:style>
    <style:style style:name="T39" style:family="text">
      <style:text-properties fo:font-weight="normal" officeooo:rsid="0016eb9e" style:font-weight-asian="normal" style:font-weight-complex="normal"/>
    </style:style>
    <style:style style:name="T40" style:family="text">
      <style:text-properties fo:font-weight="normal" officeooo:rsid="001b6e60" style:font-weight-asian="normal" style:font-weight-complex="normal"/>
    </style:style>
    <style:style style:name="T41" style:family="text">
      <style:text-properties fo:font-weight="normal" officeooo:rsid="001a04ac" style:font-weight-asian="normal" style:font-weight-complex="normal"/>
    </style:style>
    <style:style style:name="T42" style:family="text">
      <style:text-properties fo:font-weight="normal" officeooo:rsid="002fda6e" style:font-weight-asian="normal" style:font-weight-complex="normal"/>
    </style:style>
    <style:style style:name="T43" style:family="text">
      <style:text-properties fo:font-weight="normal" officeooo:rsid="00311098" style:font-weight-asian="normal" style:font-weight-complex="normal"/>
    </style:style>
    <style:style style:name="T44" style:family="text">
      <style:text-properties fo:font-weight="normal" officeooo:rsid="0031d36f" style:font-weight-asian="normal" style:font-weight-complex="normal"/>
    </style:style>
    <style:style style:name="T45" style:family="text">
      <style:text-properties fo:font-weight="normal" officeooo:rsid="00335092" style:font-weight-asian="normal" style:font-weight-complex="normal"/>
    </style:style>
    <style:style style:name="T46" style:family="text">
      <style:text-properties fo:font-weight="normal" officeooo:rsid="001cb8af" style:font-weight-asian="normal" style:font-weight-complex="normal"/>
    </style:style>
    <style:style style:name="T47" style:family="text">
      <style:text-properties fo:font-weight="normal" officeooo:rsid="001d75b3" style:font-weight-asian="normal" style:font-weight-complex="normal"/>
    </style:style>
    <style:style style:name="T48" style:family="text">
      <style:text-properties fo:font-weight="normal" officeooo:rsid="00354359" style:font-weight-asian="normal" style:font-weight-complex="normal"/>
    </style:style>
    <style:style style:name="T49" style:family="text">
      <style:text-properties fo:font-weight="normal" officeooo:rsid="00357160" style:font-weight-asian="normal" style:font-weight-complex="normal"/>
    </style:style>
    <style:style style:name="T50" style:family="text">
      <style:text-properties fo:font-weight="normal" officeooo:rsid="003c4b92" style:font-weight-asian="normal" style:font-weight-complex="normal"/>
    </style:style>
    <style:style style:name="T51" style:family="text">
      <style:text-properties fo:font-weight="normal" officeooo:rsid="00369f76" style:font-weight-asian="normal" style:font-weight-complex="normal"/>
    </style:style>
    <style:style style:name="T52" style:family="text">
      <style:text-properties fo:font-weight="normal" officeooo:rsid="00385c67" style:font-weight-asian="normal" style:font-weight-complex="normal"/>
    </style:style>
    <style:style style:name="T53" style:family="text">
      <style:text-properties fo:font-weight="normal" officeooo:rsid="003bcd77" style:font-weight-asian="normal" style:font-weight-complex="normal"/>
    </style:style>
    <style:style style:name="T54" style:family="text">
      <style:text-properties fo:font-weight="normal" officeooo:rsid="003e4a69" style:font-weight-asian="normal" style:font-weight-complex="normal"/>
    </style:style>
    <style:style style:name="T55" style:family="text">
      <style:text-properties fo:font-weight="normal" officeooo:rsid="00431901" style:font-weight-asian="normal" style:font-weight-complex="normal"/>
    </style:style>
    <style:style style:name="T56" style:family="text">
      <style:text-properties fo:font-weight="normal" officeooo:rsid="0044cb4b" style:font-weight-asian="normal" style:font-weight-complex="normal"/>
    </style:style>
    <style:style style:name="T57" style:family="text">
      <style:text-properties fo:font-weight="normal" officeooo:rsid="00473cc4" style:font-weight-asian="normal" style:font-weight-complex="normal"/>
    </style:style>
    <style:style style:name="T58" style:family="text">
      <style:text-properties fo:font-weight="normal" officeooo:rsid="004bc86f" style:font-weight-asian="normal" style:font-weight-complex="normal"/>
    </style:style>
    <style:style style:name="T59" style:family="text">
      <style:text-properties fo:font-weight="normal" officeooo:rsid="0050632d" style:font-weight-asian="normal" style:font-weight-complex="normal"/>
    </style:style>
    <style:style style:name="T60" style:family="text">
      <style:text-properties fo:font-weight="normal" officeooo:rsid="0051afee" style:font-weight-asian="normal" style:font-weight-complex="normal"/>
    </style:style>
    <style:style style:name="T61" style:family="text">
      <style:text-properties fo:font-weight="normal" officeooo:rsid="0054dfea" style:font-weight-asian="normal" style:font-weight-complex="normal"/>
    </style:style>
    <style:style style:name="T62" style:family="text">
      <style:text-properties fo:font-weight="normal" officeooo:rsid="005b5316" style:font-weight-asian="normal" style:font-weight-complex="normal"/>
    </style:style>
    <style:style style:name="T63" style:family="text">
      <style:text-properties fo:font-weight="normal" officeooo:rsid="005e5a96" style:font-weight-asian="normal" style:font-weight-complex="normal"/>
    </style:style>
    <style:style style:name="T64" style:family="text">
      <style:text-properties fo:font-weight="normal" officeooo:rsid="005e6d6f" style:font-weight-asian="normal" style:font-weight-complex="normal"/>
    </style:style>
    <style:style style:name="T65" style:family="text">
      <style:text-properties fo:font-weight="normal" officeooo:rsid="0064fcd3" style:font-weight-asian="normal" style:font-weight-complex="normal"/>
    </style:style>
    <style:style style:name="T66" style:family="text">
      <style:text-properties fo:font-weight="normal" officeooo:rsid="007194ee" style:font-weight-asian="normal" style:font-weight-complex="normal"/>
    </style:style>
    <style:style style:name="T67" style:family="text">
      <style:text-properties fo:font-weight="normal" officeooo:rsid="00728910" style:font-weight-asian="normal" style:font-weight-complex="normal"/>
    </style:style>
    <style:style style:name="T68" style:family="text">
      <style:text-properties fo:font-weight="normal" officeooo:rsid="00758397" style:font-weight-asian="normal" style:font-weight-complex="normal"/>
    </style:style>
    <style:style style:name="T69" style:family="text">
      <style:text-properties fo:font-weight="normal" officeooo:rsid="007a57eb" style:font-weight-asian="normal" style:font-weight-complex="normal"/>
    </style:style>
    <style:style style:name="T70" style:family="text">
      <style:text-properties fo:font-style="normal" officeooo:rsid="002e7194" style:font-name-asian="Times New Roman" style:font-style-asian="normal" style:font-name-complex="Times New Roman" style:font-style-complex="normal"/>
    </style:style>
    <style:style style:name="T71" style:family="text">
      <style:text-properties fo:font-style="normal" officeooo:rsid="0051afee" style:font-name-asian="Times New Roman" style:font-style-asian="normal" style:font-name-complex="Times New Roman" style:font-style-complex="normal"/>
    </style:style>
    <style:style style:name="T72" style:family="text">
      <style:text-properties officeooo:rsid="002e7194"/>
    </style:style>
    <style:style style:name="T73" style:family="text">
      <style:text-properties officeooo:rsid="002fda6e"/>
    </style:style>
    <style:style style:name="T74" style:family="text">
      <style:text-properties officeooo:rsid="0031d36f"/>
    </style:style>
    <style:style style:name="T75" style:family="text">
      <style:text-properties officeooo:rsid="00335092"/>
    </style:style>
    <style:style style:name="T76" style:family="text">
      <style:text-properties officeooo:rsid="001f50cc"/>
    </style:style>
    <style:style style:name="T77" style:family="text">
      <style:text-properties officeooo:rsid="00336591"/>
    </style:style>
    <style:style style:name="T78" style:family="text">
      <style:text-properties officeooo:rsid="00339484"/>
    </style:style>
    <style:style style:name="T79" style:family="text">
      <style:text-properties officeooo:rsid="00369f76"/>
    </style:style>
    <style:style style:name="T80" style:family="text">
      <style:text-properties officeooo:rsid="003a51b2"/>
    </style:style>
    <style:style style:name="T81" style:family="text">
      <style:text-properties officeooo:rsid="003b57a7"/>
    </style:style>
    <style:style style:name="T82" style:family="text">
      <style:text-properties officeooo:rsid="003e4a69"/>
    </style:style>
    <style:style style:name="T83" style:family="text">
      <style:text-properties officeooo:rsid="003ed245"/>
    </style:style>
    <style:style style:name="T84" style:family="text">
      <style:text-properties officeooo:rsid="003f66a1"/>
    </style:style>
    <style:style style:name="T85" style:family="text">
      <style:text-properties officeooo:rsid="0041558e"/>
    </style:style>
    <style:style style:name="T86" style:family="text">
      <style:text-properties officeooo:rsid="00448b38"/>
    </style:style>
    <style:style style:name="T87" style:family="text">
      <style:text-properties officeooo:rsid="0044cb4b"/>
    </style:style>
    <style:style style:name="T88" style:family="text">
      <style:text-properties officeooo:rsid="00467fc9"/>
    </style:style>
    <style:style style:name="T89" style:family="text">
      <style:text-properties fo:color="#000000"/>
    </style:style>
    <style:style style:name="T90" style:family="text">
      <style:text-properties fo:color="#000000" officeooo:rsid="0048e56a"/>
    </style:style>
    <style:style style:name="T91" style:family="text">
      <style:text-properties fo:color="#000000" fo:font-weight="normal" officeooo:rsid="0054dfea" style:font-weight-asian="normal" style:font-weight-complex="normal"/>
    </style:style>
    <style:style style:name="T92" style:family="text">
      <style:text-properties fo:color="#000000" officeooo:rsid="006aead2"/>
    </style:style>
    <style:style style:name="T93" style:family="text">
      <style:text-properties fo:color="#000000" fo:font-size="14pt" fo:font-style="normal" style:font-size-asian="12.25pt" style:font-style-asian="normal" style:font-size-complex="14pt" style:font-style-complex="normal"/>
    </style:style>
    <style:style style:name="T94" style:family="text">
      <style:text-properties officeooo:rsid="004ab3a9"/>
    </style:style>
    <style:style style:name="T95" style:family="text">
      <style:text-properties officeooo:rsid="004bc86f"/>
    </style:style>
    <style:style style:name="T96" style:family="text">
      <style:text-properties officeooo:rsid="004cc208"/>
    </style:style>
    <style:style style:name="T97" style:family="text">
      <style:text-properties officeooo:rsid="0050632d"/>
    </style:style>
    <style:style style:name="T98" style:family="text">
      <style:text-properties officeooo:rsid="00537b94"/>
    </style:style>
    <style:style style:name="T99" style:family="text">
      <style:text-properties officeooo:rsid="0058f52f"/>
    </style:style>
    <style:style style:name="T100" style:family="text">
      <style:text-properties fo:background-color="#ffffff" loext:char-shading-value="0"/>
    </style:style>
    <style:style style:name="T101" style:family="text">
      <style:text-properties officeooo:rsid="00339484" fo:background-color="#ffffff" loext:char-shading-value="0"/>
    </style:style>
    <style:style style:name="T102" style:family="text">
      <style:text-properties officeooo:rsid="00467fc9" fo:background-color="#ffffff" loext:char-shading-value="0"/>
    </style:style>
    <style:style style:name="T103" style:family="text">
      <style:text-properties officeooo:rsid="003e4a69" fo:background-color="#ffffff" loext:char-shading-value="0"/>
    </style:style>
    <style:style style:name="T104" style:family="text">
      <style:text-properties officeooo:rsid="005e5a96"/>
    </style:style>
    <style:style style:name="T105" style:family="text">
      <style:text-properties officeooo:rsid="005e6d6f"/>
    </style:style>
    <style:style style:name="T106" style:family="text">
      <style:text-properties officeooo:rsid="0063243d"/>
    </style:style>
    <style:style style:name="T107" style:family="text">
      <style:text-properties officeooo:rsid="0066444c"/>
    </style:style>
    <style:style style:name="T108" style:family="text">
      <style:text-properties officeooo:rsid="001b6e60"/>
    </style:style>
    <style:style style:name="T109" style:family="text">
      <style:text-properties officeooo:rsid="00687302"/>
    </style:style>
    <style:style style:name="T110" style:family="text">
      <style:text-properties officeooo:rsid="006a4ab2"/>
    </style:style>
    <style:style style:name="T111" style:family="text">
      <style:text-properties officeooo:rsid="006aead2"/>
    </style:style>
    <style:style style:name="T112" style:family="text">
      <style:text-properties officeooo:rsid="006f044a"/>
    </style:style>
    <style:style style:name="T113" style:family="text">
      <style:text-properties officeooo:rsid="00727f35"/>
    </style:style>
    <style:style style:name="T114" style:family="text">
      <style:text-properties officeooo:rsid="00728910"/>
    </style:style>
    <style:style style:name="T115" style:family="text">
      <style:text-properties officeooo:rsid="007883ec"/>
    </style:style>
    <style:style style:name="T116" style:family="text">
      <style:text-properties officeooo:rsid="007a4513"/>
    </style:style>
    <style:style style:name="T117" style:family="text">
      <style:text-properties officeooo:rsid="007c5705"/>
    </style:style>
    <style:style style:name="T118" style:family="text">
      <style:text-properties officeooo:rsid="007cde4b"/>
    </style:style>
    <style:style style:name="T119" style:family="text">
      <style:text-properties officeooo:rsid="007ffee5"/>
    </style:style>
    <style:style style:name="T120" style:family="text">
      <style:text-properties officeooo:rsid="0085ceb1"/>
    </style:style>
    <style:style style:name="T121" style:family="text">
      <style:text-properties officeooo:rsid="00870edf"/>
    </style:style>
    <style:style style:name="T122" style:family="text">
      <style:text-properties officeooo:rsid="0088f2e2"/>
    </style:style>
    <style:style style:name="T123" style:family="text">
      <style:text-properties officeooo:rsid="008a4f9b"/>
    </style:style>
    <style:style style:name="T124" style:family="text">
      <style:text-properties officeooo:rsid="008abda8"/>
    </style:style>
    <style:style style:name="T125" style:family="text">
      <style:text-properties officeooo:rsid="008e46d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Visão Geral do Sistema –<text:span text:style-name="T17"> Etapa I</text:span></text:p>
      <text:p text:style-name="P1"/>
      <text:p text:style-name="P2">Problema Existente</text:p>
      <text:p text:style-name="P7">Indisponibilidade de um sistema web para realização de eventos, onde seja possível atender as necessidades dos diversos participantes do evento. A princípio será atendida a necessidade do curso de Sistemas de Informação (SI) de uma página web para a divulgação e auxílio na realização da sua jornada acadêmica.</text:p>
      <text:p text:style-name="P7"/>
      <text:p text:style-name="P2">Impacto do Problema Existente</text:p>
      <text:p text:style-name="P7">A falta de um sistema que ajude na divulgação e realização da jornada acadêmica de SI torna a realização da mesma muito mais difícil, tomando mais tempo dos envolvidos na sua organização, assim como, compromete parte de sua qualidade e não captura dados para análise a posteriori sobre o evento.</text:p>
      <text:p text:style-name="P2"/>
      <text:p text:style-name="P2">Solução para o Problema Existente</text:p>
      <text:p text:style-name="P8">Sistema web que permitirá a divulgação e realização da jornada acadêmica de SI, <text:span text:style-name="T1">possibilitando que os diversos envolvidos (ministrantes de palestra(s) e/ou minicurso(s), coordenador e acadêmicos) <text:s/>no evento possam participar do evento com comodidade. </text:span></text:p>
      <text:p text:style-name="P11">O trabalho desenvolvido na realização do estágio obrigatório do primeiro semestre de dois mil e dezoito não contemplará o sistema na sua integralidade, portanto, nem tudo o que o sistema será capaz de fazer estar<text:span text:style-name="T2">á</text:span> <text:span text:style-name="T15">incluso</text:span> nessa documentação. <text:span text:style-name="T16">D</text:span>ocumentações futuras serão anexadas à essa para que se tenha a documentação completa do sistema web.</text:p>
      <text:p text:style-name="P12">O intuito dessa etapa do desenvolvimento do sistema limita-se ao cadastro de acadêmicos, coordenador, ministrante (professor de minicurso ou palestrante) e das atividades (minicurso ou palestra) e a implementação de alguns casos de usos que abrangem essas entidades.</text:p>
      <text:p text:style-name="P9"/>
      <text:p text:style-name="P30">Perfis e Responsabilidade dos Envolvidos –<text:span text:style-name="T17"> Etapa I</text:span></text:p>
      <text:p text:style-name="P3"/>
      <text:p text:style-name="P4">Coordenador</text:p>
      <text:list xml:id="list1310899929" text:style-name="L1">
        <text:list-item>
          <text:p text:style-name="P199"><text:span text:style-name="T3">Cadastrar login do </text:span><text:span text:style-name="T7">ministrante</text:span><text:span text:style-name="T3"> </text:span><text:span text:style-name="T7">(de minicurso ou palestra</text:span><text:span text:style-name="T3">);</text:span></text:p>
        </text:list-item>
        <text:list-item>
          <text:p text:style-name="P199"><text:span text:style-name="T3">Gerenciar </text:span><text:span text:style-name="T6">atividades (minicurso e palestra)</text:span><text:span text:style-name="T3"> cadastrad</text:span><text:span text:style-name="T6">as</text:span><text:span text:style-name="T3">; </text:span></text:p>
        </text:list-item>
        <text:list-item>
          <text:p text:style-name="P203">Gerenciar boletos;</text:p>
        </text:list-item>
        <text:list-item>
          <text:p text:style-name="P199"><text:span text:style-name="T3">Visualizar lista</text:span><text:span text:style-name="T8">s</text:span><text:span text:style-name="T3"> de chamada</text:span><text:span text:style-name="T8">s</text:span><text:span text:style-name="T3"> dos minicursos.</text:span></text:p>
        </text:list-item>
      </text:list>
      <text:p text:style-name="P4"/>
      <text:p text:style-name="P5">Ministrante</text:p>
      <text:list xml:id="list122780068" text:style-name="L2">
        <text:list-item>
          <text:p text:style-name="P200"><text:span text:style-name="T5">G</text:span><text:span text:style-name="T3">erenciar </text:span><text:span text:style-name="T6">atividade própria (</text:span><text:span text:style-name="T4">minicurso/palestra</text:span><text:span text:style-name="T6">)</text:span><text:span text:style-name="T3">;</text:span></text:p>
        </text:list-item>
        <text:list-item>
          <text:p text:style-name="P204">Visualizar acadêmicos;</text:p>
        </text:list-item>
        <text:list-item>
          <text:p text:style-name="P201"><text:span text:style-name="T3">Realizar lista de chamada </text:span><text:span text:style-name="T6">(em caso de cadastro de atividade do tipo "minicurso")</text:span><text:span text:style-name="T3">;</text:span></text:p>
        </text:list-item>
        <text:list-item>
          <text:p text:style-name="P204">Comunicar-se com acadêmicos (confirmados no minicurso) através de email.</text:p>
        </text:list-item>
      </text:list>
      <text:p text:style-name="P4"/>
      <text:p text:style-name="P4"><text:soft-page-break/>Acadêmico</text:p>
      <text:list xml:id="list1978355209" text:style-name="L3">
        <text:list-item>
          <text:p text:style-name="P205">Realizar cadastro;</text:p>
        </text:list-item>
        <text:list-item>
          <text:p text:style-name="P202"><text:span text:style-name="T3">Editar atributos permitidos do seu perfi</text:span><text:span text:style-name="T5">l</text:span><text:span text:style-name="T3"> pessoa</text:span><text:span text:style-name="T5">l</text:span><text:span text:style-name="T3">; </text:span></text:p>
        </text:list-item>
        <text:list-item>
          <text:p text:style-name="P205">Matricular ou remover um minicurso do seu perfil; </text:p>
        </text:list-item>
        <text:list-item>
          <text:p text:style-name="P205">Gerar boleto.</text:p>
        </text:list-item>
      </text:list>
      <text:p text:style-name="P10"/>
      <text:p text:style-name="P27"><text:span text:style-name="T21">R</text:span><text:span text:style-name="T20">equisitos Funcionais – Etapa I</text:span></text:p>
      <text:p text:style-name="P6"/>
      <text:p text:style-name="P14">Cadastrar login do ministrante</text:p>
      <text:p text:style-name="P28"><text:span text:style-name="T12">O sistema deverá permitir que o coordenador cadastre um ministrante no sistema e envi</text:span><text:span text:style-name="T13">e</text:span><text:span text:style-name="T12"> ao mesmo um login e senha para que </text:span><text:span text:style-name="T13">este </text:span><text:span text:style-name="T12">seja capaz de entrar no </text:span><text:span text:style-name="T13">seu </text:span><text:span text:style-name="T12">perfil, editar seus dados pessoais e gerenciar (incluir, editar ou excluir) atividades vinculadas </text:span><text:span text:style-name="T13">(palestra(s) e/ou minicurso(s))</text:span><text:span text:style-name="T12"> ao seu perfil.</text:span></text:p>
      <text:p text:style-name="P15"/>
      <text:p text:style-name="P14">Gerenciar atividades cadastradas</text:p>
      <text:p text:style-name="P20">O sistema deverá permitir que o coordenador edite quaisquer atividades cadastradas no sistema pelos ministrantes.</text:p>
      <text:p text:style-name="P14"/>
      <text:p text:style-name="P14">Gerenciar boletos</text:p>
      <text:p text:style-name="P20">O sistema deverá permitir que o coordenador tenha acesso às informações referentes aos status dos boletos.</text:p>
      <text:p text:style-name="P14"/>
      <text:p text:style-name="P14">Visualizar listas de chamadas dos minicursos</text:p>
      <text:p text:style-name="P21">O sistema deverá permitir que o coordenador possa visualizar as listas de chamadas, contendo as presenças e faltas, realizadas pelos ministrantes de minicursos.</text:p>
      <text:p text:style-name="P16"/>
      <text:p text:style-name="P14">Gerenciar atividade</text:p>
      <text:p text:style-name="P22">O sistema deverá permitir que um ministrante possa cadastrar uma atividade, palestra ou minicurso, gerando um vínculo entre ele(a) e a atividade cadastrada, assim como, deverá permitir que apenas o ministrante que a cadastrou e o coordenador possam editar ou excluir essa atividade.</text:p>
      <text:p text:style-name="P14"/>
      <text:p text:style-name="P14">Visualizar acadêmicos [cadastrados nos minicursos, pós confirmação do pagamento]</text:p>
      <text:p text:style-name="P29"><text:span text:style-name="T12">O sistema deverá permitir a visualização dos acadêmicos cadastrados </text:span><text:span text:style-name="T14">e com pagamento confirmado</text:span><text:span text:style-name="T12"> em um minicurso apenas pelo ministrante do mesmo </text:span><text:span text:style-name="T93">e ao coordenador.</text:span></text:p>
      <text:p text:style-name="P18"/>
      <text:p text:style-name="P14">Realizar <text:span text:style-name="T72">lista</text:span> de presença</text:p>
      <text:p text:style-name="P23">O sistema deverá permitir que o ministrante de um minicurso realize uma lista de chamada de presença para confirmar a presença ou não de um acadêmico cadastrado no minicurso, exercendo assim controle sobre a assiduidade do mesmo.</text:p>
      <text:p text:style-name="P18"/>
      <text:p text:style-name="P19"/>
      <text:p text:style-name="P19">Comunicar-se com acadêmicos </text:p>
      <text:p text:style-name="P24"><text:soft-page-break/>O sistema deverá permitir que um ministrante comunique-se através de email com todos os acadêmicos cujas inscrições estejam com pagamentos confirmados.</text:p>
      <text:p text:style-name="P17"/>
      <text:p text:style-name="P18">Cadastrar acadêmico</text:p>
      <text:p text:style-name="P25">O sistema deverá permitir que o acadêmico realize um cadastro no sistema através do preenchimento de um formulário onde será necessário preencher todos os itens obrigatórios e o preenchimento de certos itens será opcional. Esse cadastro permitirá que o acadêmico acesse várias funcionalidades do sistema, assim como, será possível editar parte dos dados preenchidos no cadastro, alguns dados não serão passíveis de edição.</text:p>
      <text:p text:style-name="P18"/>
      <text:p text:style-name="P18">Vincular minicurso</text:p>
      <text:p text:style-name="P25">O sistema deverá permitir que um acadêmico que esteja devidamente logado no sistema possa realizar a inscrição em minicursos oferecidos pelo evento, desde que o mesmo ainda possua vagas disponíveis, pois estas serão limitadas. A vinculação, e garantia da vaga, será realizada após confirmação do pagamento da inscrição do minicurso.</text:p>
      <text:p text:style-name="P18"/>
      <text:p text:style-name="P18">Gerar boleto</text:p>
      <text:p text:style-name="P25">O sistema deverá permitir ao acadêmico gerar boleto para realizar o pagamento da inscrição no evento e no(s) minicurso(s) que desejar fazer, caso ainda existam vagas.</text:p>
      <text:p text:style-name="P25"/>
      <text:p text:style-name="P206">Perfil do coordenador cadastrado diretamente pela equipe responsável por gerenciar o sistema, correto?</text:p>
      <text:p text:style-name="P18"/>
      <text:p text:style-name="P33">Requisitos Não Funcionais –<text:span text:style-name="T34"> Etapa I</text:span></text:p>
      <text:p text:style-name="P33"/>
      <text:p text:style-name="P37">Banco de Dados Livre e Proprietário</text:p>
      <text:p text:style-name="P35">O sistema deverá prover integração com o SGBD (Sistema de Gerenciamento de Banco de Dados) MySQL.</text:p>
      <text:p text:style-name="P34"/>
      <text:p text:style-name="P39">Linguagem de programação para desenvolvimento</text:p>
      <text:p text:style-name="P43">A linguagem base para o desenvolvimento do sistema será a PHP: Hypertext Preprocessor (PHP).</text:p>
      <text:p text:style-name="P43"/>
      <text:p text:style-name="P39">Ambiente de Desenvolvimento Integrado (do inglês, Integrated Development Environment - IDE)</text:p>
      <text:p text:style-name="P43">Será utilizado o Visual Studio Code versão 1.22 devido a sua facilidade e simplicidade de utilização.</text:p>
      <text:p text:style-name="P43"/>
      <text:p text:style-name="P39">Plataforma de hospedagem de código-fonte</text:p>
      <text:p text:style-name="P43">A plataforma escolhida para hospedar o código-fonte do sistema e a sua documentação é a GitHub.</text:p>
      <text:p text:style-name="P43"/>
      <text:p text:style-name="P40"><text:soft-page-break/></text:p>
      <text:p text:style-name="P40">Testador de serviços Web</text:p>
      <text:p text:style-name="P44">Será utilizado o <text:span text:style-name="T35">Postman</text:span> como testador de serviços Web devido a sua fácil utilização, sendo este uma extensão do Google Chrome.</text:p>
      <text:p text:style-name="P71"/>
      <text:p text:style-name="P72">Framework para Front-end sistema</text:p>
      <text:p text:style-name="P70"><text:span text:style-name="T28">Será utilizada a extensão "</text:span><text:span text:style-name="T30">Bootstrap 4, Font awesome 4, Font Awesome 5 Free &amp; Pro snippets" </text:span><text:span text:style-name="T31">para modelação do </text:span><text:span text:style-name="T33">front-end</text:span><text:span text:style-name="T32"> do sistema.</text:span></text:p>
      <text:p text:style-name="P72"/>
      <text:p text:style-name="P74">Ferramenta para Depuração</text:p>
      <text:p text:style-name="P73">Será utilizada a extensão PHP Debug (Felix Becker) do Visual Studio Code a fim de facilitar a resolução de problemas no sistema.</text:p>
      <text:p text:style-name="P45"/>
      <text:p text:style-name="P38">Inicialização do Sistema a partir de Base de Dados Legada</text:p>
      <text:p text:style-name="P36">O sistema deverá ser inicializado a partir da base de <text:span text:style-name="T25">coordenador, ministrantes, acadêmicos e atividades existentes.</text:span></text:p>
      <text:p text:style-name="P91"/>
      <text:p text:style-name="P38">Acesso via Web</text:p>
      <text:p text:style-name="P36">O sistema deve possuir uma base de dados robusta para suportar as necessidades da solução.</text:p>
      <text:p text:style-name="P36">A base de dados deve ser hospedada em um servidor de BD (Banco de Dados) conectado a um servidor WEB para acesso via Internet de todos os usuários configurados para acesso ao sistema.</text:p>
      <text:p text:style-name="P36"/>
      <text:p text:style-name="P41">Linguagem do BD</text:p>
      <text:p text:style-name="P69"><text:span text:style-name="T22">O sistema utilizará a </text:span><text:span text:style-name="T26">Linguagem de Consulta Estruturada </text:span><text:span text:style-name="T27">(do inglês, Structured Query Language – SQL).</text:span></text:p>
      <text:p text:style-name="P75"/>
      <text:p text:style-name="P77">Sistema de Gerenciamento de Banco de Dados (SGBD) </text:p>
      <text:p text:style-name="P76">O sistema utilizará o MySQL como SGBD padrão.</text:p>
      <text:p text:style-name="P34"/>
      <text:p text:style-name="P41">Ferramenta de Design de Banco de Dados Visual</text:p>
      <text:p text:style-name="P46">O sistema utilizará o MySQL Workbench 6.3 CE.</text:p>
      <text:p text:style-name="P46"/>
      <text:p text:style-name="P42">Servidor PHP</text:p>
      <text:p text:style-name="P47">Será utilizado o PHP Server, extensão <text:span text:style-name="T29">do Visual Studio Code.</text:span></text:p>
      <text:p text:style-name="P34"/>
      <text:p text:style-name="P38">Interface Homem-Máquina Amigável</text:p>
      <text:p text:style-name="P36">A interface homem-máquina deve ser amigável, permitindo o acesso ao sistema via WEB.</text:p>
      <text:p text:style-name="P36">A navegação pelo sistema deve ser segura, por meio de telas intuitivas, que sejam objetivas e de fácil operação.</text:p>
      <text:p text:style-name="P26"><text:span text:style-name="T23">A interface de entrada, perfil, deve ser condizente com o tipo de perfil do usuário (coordenador, </text:span><text:span text:style-name="T24">ministrante</text:span><text:span text:style-name="T23"> ou </text:span><text:span text:style-name="T24">acadêmico</text:span><text:span text:style-name="T23">), permitindo </text:span><text:span text:style-name="T24">utilização das funcionalidades de seus respectivos perfis. </text:span></text:p>
      <text:p text:style-name="P64"><text:soft-page-break/></text:p>
      <text:p text:style-name="P63">Lista de Casos de Uso </text:p>
      <text:p text:style-name="P62"/>
      <text:p text:style-name="P50">L<text:span text:style-name="T112">ogin</text:span> (Geral)</text:p>
      <text:p text:style-name="P50">1.<text:span text:style-name="T73">1</text:span> Cadastrar Dados de Login [Editar &amp; Excluir] </text:p>
      <text:p text:style-name="P50"><text:span text:style-name="T73">1.</text:span>2 Realizar Login</text:p>
      <text:p text:style-name="P65"/>
      <text:p text:style-name="P48">Acadêmico</text:p>
      <text:p text:style-name="P48"><text:span text:style-name="T73">2</text:span>.<text:span text:style-name="T73">1</text:span> Cadastrar em minicurso [Editar &amp; Excluir]</text:p>
      <text:p text:style-name="P48"><text:span text:style-name="T73">2</text:span>.<text:span text:style-name="T79">2</text:span> Gerar boleto <text:span text:style-name="T73">( evento // minicurso)</text:span></text:p>
      <text:p text:style-name="P48"><text:span text:style-name="T73">2</text:span>.<text:span text:style-name="T79">3</text:span> Visualizar minicursos cadastrados <text:span text:style-name="T81">e confirmados</text:span></text:p>
      <text:p text:style-name="P48"/>
      <text:p text:style-name="P49">Ministrante </text:p>
      <text:p text:style-name="P51"><text:span text:style-name="T73">3.1</text:span> Cadastrar <text:span text:style-name="T99">atividade</text:span> <text:span text:style-name="T72">(palestra ou minicurso)</text:span></text:p>
      <text:p text:style-name="P59">3.2 Comunicar-se com acadêmicos</text:p>
      <text:p text:style-name="P61"/>
      <text:p text:style-name="P61">Ministrante professor [<text:span text:style-name="T35">exclusivo</text:span>]</text:p>
      <text:p text:style-name="P61">4.<text:span text:style-name="T112">1</text:span> Lista de presença [<text:span text:style-name="T35">professor</text:span>]</text:p>
      <text:p text:style-name="P60"/>
      <text:p text:style-name="P51">Coordenador</text:p>
      <text:p text:style-name="P51"><text:span text:style-name="T73">5</text:span>.<text:span text:style-name="T73">1</text:span> Cadastrar ministrante</text:p>
      <text:p text:style-name="P51"><text:span text:style-name="T73">5</text:span>.<text:span text:style-name="T73">2</text:span> <text:span text:style-name="T72">Aprovar atividade</text:span></text:p>
      <text:p text:style-name="P53"><text:span text:style-name="T73">5</text:span>.<text:span text:style-name="T73">3</text:span> Gerenciar atividades cadastradas</text:p>
      <text:p text:style-name="P53"><text:span text:style-name="T73">5</text:span>.<text:span text:style-name="T73">4</text:span> Gerenciar boletos</text:p>
      <text:p text:style-name="P53"><text:span text:style-name="T73">5</text:span>.<text:span text:style-name="T73">5</text:span> Visualizar lista de presença dos minicursos</text:p>
      <text:p text:style-name="P66"/>
      <text:p text:style-name="P67">Como os boletos serão disponibilizados?</text:p>
      <text:p text:style-name="P67"><text:span text:style-name="T123">U</text:span>m para cada minicurso e outro para o evento (palestras) (?) – acredito ser a melhor opção, pois um acadêmico poderá realizar pagamentos de minicursos em diferentes momentos, <text:span text:style-name="T123">assim como, o pagamento do próprio evento</text:span>.</text:p>
      <text:p text:style-name="P67"/>
      <text:p text:style-name="P68">Como conceder acesso à lista de presença apenas a um ministrante específico em um minicurso específico <text:span text:style-name="T124">(e ao coordenador)</text:span>?</text:p>
      <text:p text:style-name="P68"><text:tab/>Criar uma lista de presença embutida na atividade. <text:span text:style-name="T125">Para cada dia de <text:tab/>minicurso da atividade, um novo dia para ser preenchido na lista de <text:tab/>presença.</text:span></text:p>
      <text:p text:style-name="P68"><text:tab/><text:tab/>Incluir na lista apenas os acadêmicos cadastrados naquele <text:tab/><text:tab/><text:tab/>minicurso com status de boleto "PAGO"</text:p>
      <text:p text:style-name="P65"/>
      <text:p text:style-name="P32"/>
      <text:p text:style-name="P32"/>
      <text:p text:style-name="P32"><text:soft-page-break/></text:p>
      <text:p text:style-name="P32"/>
      <text:p text:style-name="P32">Casos de Uso – Detalhado</text:p>
      <text:p text:style-name="P32"/>
      <text:p text:style-name="P13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92">Caso de Uso 1.1 :<text:span text:style-name="T100"> Cadastrar Dados de Login</text:span></text:p>
          </table:table-cell>
        </table:table-row>
        <table:table-row>
          <table:table-cell table:style-name="Tabela1.A2" office:value-type="string">
            <text:p text:style-name="P104">Breve Descrição: <text:span text:style-name="T37">Usuários podem </text:span><text:span text:style-name="T38">criar um perfil para terem acesso ao sistema.</text:span></text:p>
          </table:table-cell>
        </table:table-row>
        <table:table-row>
          <table:table-cell table:style-name="Tabela1.A2" office:value-type="string">
            <text:p text:style-name="P104">Atores: <text:span text:style-name="T42">Acadêmico, Ministrante </text:span></text:p>
          </table:table-cell>
        </table:table-row>
        <table:table-row>
          <table:table-cell table:style-name="Tabela1.A2" office:value-type="string">
            <text:p text:style-name="P104">Pré-condição: </text:p>
            <text:list xml:id="list3204961575" text:style-name="L4">
              <text:list-item>
                <text:p text:style-name="P207">Acessar a página de login do sistema;</text:p>
              </text:list-item>
              <text:list-item>
                <text:p text:style-name="P208">Escolher o tipo de perfil que será criado:</text:p>
                <text:list>
                  <text:list-item>
                    <text:p text:style-name="P208"><text:span text:style-name="T73">Acadêmico</text:span>: <text:span text:style-name="T73">não possui pré-requisitos para realizar o cadastro no sistema.</text:span></text:p>
                  </text:list-item>
                  <text:list-item>
                    <text:p text:style-name="P208"><text:span text:style-name="T73">Ministrante</text:span>: necessário que <text:span text:style-name="T73">o email e senha fornecidos (login provisório) pelo coordenador estejam devidamente cadastrado no sistema.</text:span></text:p>
                  </text:list-item>
                </text:list>
              </text:list-item>
            </text:list>
          </table:table-cell>
        </table:table-row>
        <table:table-row>
          <table:table-cell table:style-name="Tabela1.A2" office:value-type="string">
            <text:p text:style-name="P104">Pós-condição: <text:span text:style-name="T39">Capacidade de acessar o sistema, com acesso à</text:span><text:span text:style-name="T66">s</text:span><text:span text:style-name="T39"> funcionalidades referentes ao tipo do perfil d</text:span><text:span text:style-name="T42">o</text:span><text:span text:style-name="T39"> usuário </text:span><text:span text:style-name="T66">(acadêmico ou ministrante)</text:span><text:span text:style-name="T39">.</text:span></text:p>
          </table:table-cell>
        </table:table-row>
        <table:table-row>
          <table:table-cell table:style-name="Tabela1.A2" office:value-type="string">
            <text:p text:style-name="P104">Fluxo principal: </text:p>
            <text:p text:style-name="P182"><text:span text:style-name="T40">1 - </text:span><text:span text:style-name="T41">O usuário acessa a página inicial do sistema;</text:span></text:p>
            <text:p text:style-name="P182"><text:span text:style-name="T40">2 - </text:span><text:span text:style-name="T41">O usuário escolhe a opção "Realizar Cadastro";</text:span></text:p>
            <text:p text:style-name="P141"/>
            <text:p text:style-name="P182"><text:span text:style-name="T40">3 - </text:span><text:span text:style-name="T41">O usuário escolhe o tipo de perfil que deseja cadastrar (</text:span><text:span text:style-name="T42">acadêmico ou ministrante</text:span><text:span text:style-name="T41">);</text:span></text:p>
            <text:p text:style-name="P210"/>
            <text:p text:style-name="P183"><text:span text:style-name="T41">3.</text:span><text:span text:style-name="T36">1. - Acadêmico: usuário informa os dados obrigatórios.</text:span></text:p>
            <text:p text:style-name="P211">3.1.1 – O usuário escolhe a opção "Cadastrar"</text:p>
            <text:p text:style-name="P211"/>
            <text:p text:style-name="P182"><text:span text:style-name="T40">3.</text:span><text:span text:style-name="T63">2</text:span><text:span text:style-name="T40"> - </text:span><text:span text:style-name="T43">Ministrante</text:span><text:span text:style-name="T41">: </text:span><text:span text:style-name="T43">informa o login e senha fornecidos pelo coordenador.</text:span></text:p>
            <text:p text:style-name="P183"><text:span text:style-name="T43">3.</text:span><text:span text:style-name="T36">2.1. O usuário informa os dados obrigatórios</text:span></text:p>
            <text:p text:style-name="P211">3.2.2. - O usuário escolhe a opção "Cadastrar"</text:p>
            <text:p text:style-name="P211"/>
            <text:p text:style-name="P153"><text:span text:style-name="T105">4</text:span> – O usuário <text:span text:style-name="T104">realiza o login (Caso de Uso 1.2) </text:span>;</text:p>
            <text:p text:style-name="P212"/>
            <text:p text:style-name="P125"><text:span text:style-name="T64">4</text:span><text:span text:style-name="T36">.1 - </text:span><text:span text:style-name="T50">O usuário </text:span><text:span text:style-name="T63">escolhe "Editar" seus dados</text:span></text:p>
            <text:p text:style-name="P138"><text:span text:style-name="T64">4</text:span><text:span text:style-name="T36">.1.1 – O usuário informa os dados obrigatórios;</text:span></text:p>
            <text:p text:style-name="P138"><text:span text:style-name="T64">4</text:span><text:span text:style-name="T36">.1.2 – O usuário submete as alterações através do botão "Editar".</text:span></text:p>
            <text:p text:style-name="P149"/>
            <text:p text:style-name="P149"><text:span text:style-name="T105">4</text:span>.2 – <text:span text:style-name="T104">O usuário </text:span>retorna a página inicial <text:span text:style-name="T104">do seu perfil</text:span>.</text:p>
          </table:table-cell>
        </table:table-row>
        <table:table-row>
          <table:table-cell table:style-name="Tabela1.A2" office:value-type="string">
            <text:p text:style-name="P104">Fluxos alternativos:</text:p>
            <text:p text:style-name="P119">1 – Dados não preenchidos ou com formato inválido</text:p>
            <text:p text:style-name="P141">Se o usuário deixar de informar algum dado obrigat<text:span text:style-name="T94">ó</text:span>rio ou preencher com um formato inválido, o sistema não realizará o cadastro e exibirá uma mensagem de erro.</text:p>
            <text:p text:style-name="P141"><text:soft-page-break/></text:p>
            <text:p text:style-name="P139">2 –Erro no <text:span text:style-name="T113">email</text:span> e senha do ministrante </text:p>
            <text:p text:style-name="P169">Caso o ministrante não consiga acessar o formulário de cadastro para seu perfil com o <text:span text:style-name="T113">email</text:span> e senha enviados pelo coordenador, deverá entrar em contato com alguém da organização do evento.</text:p>
            <text:p text:style-name="P141"/>
            <text:p text:style-name="P139">3 – Acesso negado</text:p>
            <text:p text:style-name="P169">O usuário fornece informações de Login incorretas, email e/ou senha incorretos.</text:p>
          </table:table-cell>
        </table:table-row>
      </table:table>
      <text:p text:style-name="P80"/>
      <text:p text:style-name="P80"/>
      <text:p text:style-name="P80"/>
      <text:p text:style-name="P80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92">Caso de Uso 1.<text:span text:style-name="T74">2</text:span> : <text:span text:style-name="T74">Realizar login</text:span></text:p>
          </table:table-cell>
        </table:table-row>
        <table:table-row>
          <table:table-cell table:style-name="Tabela2.A2" office:value-type="string">
            <text:p text:style-name="P105">Breve Descrição: <text:span text:style-name="T38">Usuário poderá acessar o sistema através do </text:span><text:span text:style-name="T44">email</text:span><text:span text:style-name="T38"> e senha cadastrado no seu perfil.</text:span></text:p>
          </table:table-cell>
        </table:table-row>
        <table:table-row>
          <table:table-cell table:style-name="Tabela2.A2" office:value-type="string">
            <text:p text:style-name="P104">Atores: <text:span text:style-name="T44">Acadêmico, Ministrante, </text:span><text:span text:style-name="T45">Coordenador</text:span></text:p>
          </table:table-cell>
        </table:table-row>
        <table:table-row>
          <table:table-cell table:style-name="Tabela2.A2" office:value-type="string">
            <text:p text:style-name="P106">Pré-condição: <text:span text:style-name="T46">Ter um perfil devidamente cadastrado no sistema (Caso de Uso 1.1).</text:span></text:p>
          </table:table-cell>
        </table:table-row>
        <table:table-row>
          <table:table-cell table:style-name="Tabela2.A2" office:value-type="string">
            <text:p text:style-name="P106">Pós-condição: <text:span text:style-name="T47">Acesso ao sistema, variando as funcionalidades conforme o tipo de usuário.</text:span></text:p>
          </table:table-cell>
        </table:table-row>
        <table:table-row>
          <table:table-cell table:style-name="Tabela2.A2" office:value-type="string">
            <text:p text:style-name="P104">Fluxo principal: </text:p>
            <text:p text:style-name="P147">1. <text:span text:style-name="T76">Usuário informa </text:span>email<text:span text:style-name="T76"> e senha corretamente e tem acesso ao sistema.</text:span></text:p>
          </table:table-cell>
        </table:table-row>
        <table:table-row>
          <table:table-cell table:style-name="Tabela2.A2" office:value-type="string">
            <text:p text:style-name="P104">Fluxos alternativos:</text:p>
            <text:p text:style-name="P124">1 – <text:span text:style-name="T106">Email (n</text:span>ome de usuário<text:span text:style-name="T106">)</text:span> <text:span text:style-name="T106">e/</text:span>ou senha incorret<text:span text:style-name="T75">a</text:span></text:p>
            <text:p text:style-name="P148">Caso o usuário informe o <text:span text:style-name="T75">email</text:span> ou a senha incorreta, não conseguirá acessar o sistema e uma mensagem de erro será exibida, informando que o <text:span text:style-name="T75">email</text:span> e/ou senha est<text:span text:style-name="T77">á(</text:span>ão<text:span text:style-name="T77">)</text:span> <text:span text:style-name="T75">incorreto</text:span>(s).</text:p>
          </table:table-cell>
        </table:table-row>
      </table:table>
      <text:p text:style-name="P80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93">Caso de Uso <text:span text:style-name="T78">2.</text:span>1 : <text:span text:style-name="T100">Cadastrar </text:span><text:span text:style-name="T101">em minicurso</text:span></text:p>
          </table:table-cell>
        </table:table-row>
        <table:table-row>
          <table:table-cell table:style-name="Tabela3.A2" office:value-type="string">
            <text:p text:style-name="P107">Breve Descrição: <text:span text:style-name="T48">O usuário acadêmico poderá se cadastrar em um minicurso caso ainda haja vaga</text:span><text:span text:style-name="T68">(</text:span><text:span text:style-name="T48">s</text:span><text:span text:style-name="T68">)</text:span><text:span text:style-name="T48"> disponíve</text:span><text:span text:style-name="T68">l(e</text:span><text:span text:style-name="T48">is</text:span><text:span text:style-name="T68">)</text:span><text:span text:style-name="T48">, porém sua vaga será garantida apenas após o pagamento de boleto. </text:span></text:p>
          </table:table-cell>
        </table:table-row>
        <table:table-row>
          <table:table-cell table:style-name="Tabela3.A2" office:value-type="string">
            <text:p text:style-name="P107">Atores: <text:span text:style-name="T48">Acadêmico.</text:span></text:p>
          </table:table-cell>
        </table:table-row>
        <table:table-row>
          <table:table-cell table:style-name="Tabela3.A2" office:value-type="string">
            <text:p text:style-name="P108">Pré-condição: </text:p>
            <text:list xml:id="list2442622629" text:style-name="L5">
              <text:list-item>
                <text:p text:style-name="P213">Estar logado no sistema;</text:p>
              </text:list-item>
              <text:list-item>
                <text:p text:style-name="P236"><text:span text:style-name="T10">M</text:span><text:span text:style-name="T9">inicurso ter vaga(s) disponív</text:span><text:span text:style-name="T11">el(</text:span><text:span text:style-name="T9">eis</text:span><text:span text:style-name="T11">)</text:span><text:span text:style-name="T9">.</text:span></text:p>
              </text:list-item>
            </text:list>
          </table:table-cell>
        </table:table-row>
        <table:table-row>
          <table:table-cell table:style-name="Tabela3.A2" office:value-type="string">
            <text:p text:style-name="P107">Pós-condição: <text:span text:style-name="T48">Poderá gerar o boleto </text:span><text:span text:style-name="T67">(Caso de Uso 2.2)</text:span><text:span text:style-name="T48"> para pagamento do minicurso.</text:span></text:p>
          </table:table-cell>
        </table:table-row>
        <table:table-row>
          <table:table-cell table:style-name="Tabela3.A2" office:value-type="string">
            <text:p text:style-name="P107">Fluxo principal: </text:p>
            <text:p text:style-name="P136"><text:span text:style-name="T36">1. O </text:span><text:span text:style-name="T62">acadêmico</text:span><text:span text:style-name="T36"> acessa a página de minicursos</text:span></text:p>
            <text:p text:style-name="P214">2. O acadêmico visualiza os minicursos que já está cadastrado e seus respectivos status de pagamento, caso existam. </text:p>
            <text:p text:style-name="P214"><text:soft-page-break/></text:p>
            <text:p text:style-name="P137"><text:span text:style-name="T36">3.</text:span><text:span text:style-name="T49"> O usuário escolhe </text:span><text:span text:style-name="T65">se cadastrar em um novo minicurso</text:span><text:span text:style-name="T49">.</text:span></text:p>
            <text:p text:style-name="P137"><text:span text:style-name="T49">3.</text:span><text:span text:style-name="T36">1. O usuário preenche os dados necessários para se cadastrar no minicurso.</text:span></text:p>
            <text:p text:style-name="P137"><text:span text:style-name="T65">3</text:span><text:span text:style-name="T36">.</text:span><text:span text:style-name="T65">1</text:span><text:span text:style-name="T36">.</text:span><text:span text:style-name="T65">1.</text:span><text:span text:style-name="T36"> O usuário salva o cadastro no minicurso.</text:span></text:p>
            <text:p text:style-name="P214"/>
            <text:p text:style-name="P137"><text:span text:style-name="T49">4. </text:span><text:span text:style-name="T36">O usuário escolhe a opção "Visualizar" </text:span><text:span text:style-name="T65">um minicurso que já esteja cadastrado</text:span></text:p>
            <text:p text:style-name="P215"/>
            <text:p text:style-name="P137"><text:span text:style-name="T36">4.1. O usuário escolhe "Editar" </text:span><text:span text:style-name="T65">este</text:span><text:span text:style-name="T36"> minicurso. </text:span></text:p>
            <text:p text:style-name="P214">4.1.1. O usuário edita os dados do minicurso.</text:p>
            <text:p text:style-name="P214">4.1.2. O usuário salva as alterações.</text:p>
            <text:p text:style-name="P214"/>
            <text:p text:style-name="P216">4.2. O usuário escolhe "Remover" o minicurso.</text:p>
            <text:p text:style-name="P216">4.2.1. O usuário confirma a remoção.</text:p>
            <text:p text:style-name="P214"/>
            <text:p text:style-name="P216">5. O usuário retorna a página de cadastro de minicursos.</text:p>
          </table:table-cell>
        </table:table-row>
        <table:table-row>
          <table:table-cell table:style-name="Tabela3.A2" office:value-type="string">
            <text:p text:style-name="P107">Fluxos alternativos:</text:p>
            <text:p text:style-name="P146"/>
            <text:p text:style-name="P140">1 - Sem minicursos cadastrados</text:p>
            <text:p text:style-name="P170">Caso o acadêmico ainda não tenha se cadastrado em nenhum minicurso a tabela com os minicursos cadastrados aparecerá vazia.</text:p>
            <text:p text:style-name="P146"><text:s/></text:p>
            <text:p text:style-name="P125"><text:span text:style-name="T107">2 -</text:span> Vagas <text:span text:style-name="T79">esgotadas</text:span></text:p>
            <text:p text:style-name="P168">Caso o acadêmico tente realizar o cadastro em um minicurso que não apresente mais vagas disponíveis, uma mensagem de erro será exibida informando a impossibilidade.</text:p>
            <text:p text:style-name="P168"/>
            <text:p text:style-name="P140">3 - <text:span text:style-name="T108">Dados não preenchidos ou com formato inválido</text:span></text:p>
            <text:p text:style-name="P145">Se o <text:span text:style-name="T107">acadeêmico</text:span> deixar de informar algum dado obrigat<text:span text:style-name="T94">ó</text:span>rio ou preencher com um formato inválido <text:span text:style-name="T107">o formulário de cadastro ou edição de minicurso</text:span>, o sistema não realizará <text:span text:style-name="T107">a atualização (</text:span>cadastro <text:span text:style-name="T107">ou edição)</text:span> e exibirá uma mensagem de erro.</text:p>
            <text:p text:style-name="P145"/>
            <text:p text:style-name="P140">4 – Remoção não confirmada</text:p>
            <text:p text:style-name="P170">Caso o acadêmico não confirme a exclusão do minicurso, nenhuma atualização será realizada.</text:p>
          </table:table-cell>
        </table:table-row>
      </table:table>
      <text:p text:style-name="P81"/>
      <text:p text:style-name="P81"/>
      <text:p text:style-name="P82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94">Caso de Uso <text:span text:style-name="T78">2.2</text:span> : <text:span text:style-name="T79">Gerar boleto (evento ou minicurso)</text:span></text:p>
          </table:table-cell>
        </table:table-row>
        <table:table-row>
          <table:table-cell table:style-name="Tabela4.A2" office:value-type="string">
            <text:p text:style-name="P109">Breve Descrição: <text:span text:style-name="T51">O acadêmico poderá gerar um boleto para pagamento do valor referente ao evento ou aos minicursos cadastrados </text:span><text:span text:style-name="T67">de forma individual</text:span><text:span text:style-name="T51">.</text:span></text:p>
          </table:table-cell>
        </table:table-row>
        <table:table-row>
          <table:table-cell table:style-name="Tabela4.A2" office:value-type="string">
            <text:p text:style-name="P109">Atores: <text:span text:style-name="T48">Acadêmico.</text:span></text:p>
          </table:table-cell>
        </table:table-row>
        <table:table-row>
          <table:table-cell table:style-name="Tabela4.A2" office:value-type="string">
            <text:p text:style-name="P109">Pré-condição: </text:p>
            <text:list xml:id="list3511202474" text:style-name="L6">
              <text:list-item>
                <text:p text:style-name="P217">Estar logado no sistema.</text:p>
              </text:list-item>
            </text:list>
          </table:table-cell>
        </table:table-row>
        <text:soft-page-break/>
        <table:table-row>
          <table:table-cell table:style-name="Tabela4.A2" office:value-type="string">
            <text:p text:style-name="P109">Pós-condição: <text:span text:style-name="T51">Boleto para pagamento </text:span><text:span text:style-name="T52">d</text:span><text:span text:style-name="T51">o </text:span><text:span text:style-name="T52">valor referente ao </text:span><text:span text:style-name="T51">evento e </text:span><text:span text:style-name="T52">a</text:span><text:span text:style-name="T51">os minicursos. </text:span><text:span text:style-name="T18">Eventos ou minicursos gratuitos apresentarão o valor "R$ 0,00" (isso gera algum tipo de custo? - pagamento de boleto, por mais que o valor seja zero..)</text:span><text:span text:style-name="T52">.</text:span></text:p>
          </table:table-cell>
        </table:table-row>
        <table:table-row>
          <table:table-cell table:style-name="Tabela4.A2" office:value-type="string">
            <text:p text:style-name="P109">Fluxo principal: </text:p>
            <text:p text:style-name="P151">1. O usuário acessa a página de geração de boletos.</text:p>
            <text:p text:style-name="P151">2. O usuário escolhe gerar o boleto do evento.</text:p>
            <text:p text:style-name="P151">3. O usuário escolh<text:span text:style-name="T114">e</text:span> gerar o boleto dos minicursos <text:span text:style-name="T114">de forma individual</text:span>.</text:p>
          </table:table-cell>
        </table:table-row>
        <table:table-row>
          <table:table-cell table:style-name="Tabela4.A2" office:value-type="string">
            <text:p text:style-name="P109">Fluxos alternativos:</text:p>
            <text:p text:style-name="P150"/>
          </table:table-cell>
        </table:table-row>
      </table:table>
      <text:p text:style-name="P89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95">Caso de Uso <text:span text:style-name="T78">2.3</text:span> : <text:span text:style-name="T80">Visualizar minicursos cadastrados e confirmados</text:span></text:p>
          </table:table-cell>
        </table:table-row>
        <table:table-row>
          <table:table-cell table:style-name="Tabela5.A2" office:value-type="string">
            <text:p text:style-name="P110">Breve Descrição: <text:span text:style-name="T53">O acadêmico poderá visualizar os minicursos que se cadastrou e o status de pagamento, caso este já tenha sido confirmado ou não.</text:span></text:p>
          </table:table-cell>
        </table:table-row>
        <table:table-row>
          <table:table-cell table:style-name="Tabela5.A2" office:value-type="string">
            <text:p text:style-name="P110">Atores: <text:span text:style-name="T48">Acadêmico.</text:span></text:p>
          </table:table-cell>
        </table:table-row>
        <table:table-row>
          <table:table-cell table:style-name="Tabela5.A2" office:value-type="string">
            <text:p text:style-name="P110">Pré-condição: </text:p>
            <text:list xml:id="list175125871525396" text:continue-numbering="true" text:style-name="L6">
              <text:list-item>
                <text:p text:style-name="P218">Estar logado no sistema;</text:p>
              </text:list-item>
              <text:list-item>
                <text:p text:style-name="P227">Ter se cadastrado em minicurso(s).</text:p>
              </text:list-item>
            </text:list>
          </table:table-cell>
        </table:table-row>
        <table:table-row>
          <table:table-cell table:style-name="Tabela5.A2" office:value-type="string">
            <text:p text:style-name="P110">Pós-condição: <text:span text:style-name="T53">Visualização do(s) minicurso(s) cadastrado(s) e confirmação ou não do pagamento referente ao(s) minicurso(s).</text:span></text:p>
          </table:table-cell>
        </table:table-row>
        <table:table-row>
          <table:table-cell table:style-name="Tabela5.A2" office:value-type="string">
            <text:p text:style-name="P110">Fluxo principal: </text:p>
            <text:p text:style-name="P154">1. O usuário acessa a página de minicursos.</text:p>
            <text:p text:style-name="P154">2. O usuário visualiza os minicursos cadastrados e o status de pagamento.</text:p>
          </table:table-cell>
        </table:table-row>
        <table:table-row>
          <table:table-cell table:style-name="Tabela5.A2" office:value-type="string">
            <text:p text:style-name="P110">Fluxos alternativos:</text:p>
            <text:p text:style-name="P152"/>
            <text:p text:style-name="P126">Nenhum minicurso cadastrado</text:p>
            <text:p text:style-name="P154">O usuário não se cadastrou em nenhum minicurso e não consegue visualizar nenhum minicurso ou seu status de pagamento.</text:p>
            <text:p text:style-name="P154"/>
            <text:p text:style-name="P186">Devo remover esse Caso de Uso?</text:p>
          </table:table-cell>
        </table:table-row>
      </table:table>
      <text:p text:style-name="P83"/>
      <text:p text:style-name="P83"/>
      <text:p text:style-name="P84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96">Caso de Uso <text:span text:style-name="T82">3.1</text:span> : <text:span text:style-name="T103">Cadastrar atividade</text:span></text:p>
          </table:table-cell>
        </table:table-row>
        <table:table-row>
          <table:table-cell table:style-name="Tabela6.A2" office:value-type="string">
            <text:p text:style-name="P111">Breve Descrição: <text:span text:style-name="T54">O ministrante poderá cadastrar uma atividade do tipo palestra ou minicurso.</text:span></text:p>
          </table:table-cell>
        </table:table-row>
        <table:table-row>
          <table:table-cell table:style-name="Tabela6.A2" office:value-type="string">
            <text:p text:style-name="P111">Atores: <text:span text:style-name="T54">Ministrante.</text:span></text:p>
          </table:table-cell>
        </table:table-row>
        <table:table-row>
          <table:table-cell table:style-name="Tabela6.A2" office:value-type="string">
            <text:p text:style-name="P111">Pré-condição: </text:p>
            <text:list xml:id="list175124849148392" text:continue-numbering="true" text:style-name="L6">
              <text:list-item>
                <text:p text:style-name="P219">Estar logado no sistema;</text:p>
              </text:list-item>
              <text:list-item>
                <text:p text:style-name="P228">Ter perfil de ministrante.</text:p>
              </text:list-item>
            </text:list>
          </table:table-cell>
        </table:table-row>
        <table:table-row>
          <table:table-cell table:style-name="Tabela6.A2" office:value-type="string">
            <text:p text:style-name="P111">Pós-condição: <text:span text:style-name="T54">Atividade (palestra ou minicurso) cadastrada no sistema.</text:span></text:p>
          </table:table-cell>
        </table:table-row>
        <text:soft-page-break/>
        <table:table-row>
          <table:table-cell table:style-name="Tabela6.A2" office:value-type="string">
            <text:p text:style-name="P111">Fluxo principal: </text:p>
            <text:p text:style-name="P155">1. <text:span text:style-name="T83">O usuário acessa a página de cadastro de atividades.</text:span></text:p>
            <text:p text:style-name="P155"/>
            <text:p text:style-name="P171">2. <text:span text:style-name="T84">O usuário escolhe cadastrar uma atividade do tipo palestra ou uma do tipo minicurso.</text:span></text:p>
            <text:p text:style-name="P171"/>
            <text:p text:style-name="P172">2.1. Palestra: o usuário preenche as informações obrigatórias e escolhe "Cadastrar"</text:p>
            <text:p text:style-name="P172">2.1.1 O usuário submete a palestra criada para aprovação do coordenador (Caso de Uso <text:span text:style-name="T109">5.2).</text:span></text:p>
            <text:p text:style-name="P172"/>
            <text:p text:style-name="P172">2.2. Minicurso: o usuário preenche as informações obrigatórias e escolhe "Cadastrar"</text:p>
            <text:p text:style-name="P172">2.2.1. <text:span text:style-name="T109">O usuário submete o minicurso criado para aprovação do coordenador (Caso de Uso 5.2)</text:span></text:p>
            <text:p text:style-name="P157"/>
            <text:p text:style-name="P156"><text:span text:style-name="T109">3</text:span>. O coordenador aprova a atividade.</text:p>
            <text:p text:style-name="P156"/>
            <text:p text:style-name="P173">3.1. O usuário escolhe editar os dados da atividade.</text:p>
            <text:p text:style-name="P173">3.1.1. O usário submete a atividade editada para aprovação do coordenador (Caso de Uso 5.2).</text:p>
            <text:p text:style-name="P174">3.1.2. O usuário retorna ao passo três (3) deste Caso de Uso.</text:p>
            <text:p text:style-name="P173"/>
            <text:p text:style-name="P173">3.2. O usuário escolhe remover a atividade cadastrada.</text:p>
            <text:p text:style-name="P173">3.2.1. O usuário submete o pedido de remoção de atividade ao coordenador e aguarda por aprovação (Caso de Uso 5.2) </text:p>
            <text:p text:style-name="P174">3.2.2. O usuário retorna ao passo três (3) deste Caso de Uso.</text:p>
            <text:p text:style-name="P174"/>
            <text:p text:style-name="P174">4. A atividade fica disponível para os acadêmicos se cadastrarem enquanto houver vaga.</text:p>
          </table:table-cell>
        </table:table-row>
        <table:table-row>
          <table:table-cell table:style-name="Tabela6.A2" office:value-type="string">
            <text:p text:style-name="P111">Fluxos alternativos:</text:p>
            <text:p text:style-name="P128"/>
            <text:p text:style-name="P120">1 – Dados não preenchidos ou com formato inválido</text:p>
            <text:p text:style-name="P142">Se o <text:span text:style-name="T84">ministrante</text:span> deixar de informar algum dado obrigat<text:span text:style-name="T94">ó</text:span>rio ou preencher com um formato inválido, o sistema não <text:span text:style-name="T110">submeterá a atividade para aprovação do coordenador, impossibilitando o cadastro ou edição de qualquer atividade com dados incorretos, e</text:span> exibirá uma mensagem de erro.</text:p>
            <text:p text:style-name="P142"/>
            <text:p text:style-name="P129">2 – O coordenador não aprova a atividade</text:p>
            <text:p text:style-name="P156">Caso o coordenador não aprove a atividade proposta, será enviada uma mensagem ao ministrante que a atividade foi reprovada, não tornando-a disponível para os acadêmicos se cadastrarem.</text:p>
          </table:table-cell>
        </table:table-row>
      </table:table>
      <text:p text:style-name="P78"><text:s/></text:p>
      <text:p text:style-name="P78"/>
      <text:p text:style-name="P78"/>
      <text:p text:style-name="P78"/>
      <text:p text:style-name="P78"><text:soft-page-break/></text:p>
      <text:p text:style-name="P79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97">Caso de Uso <text:span text:style-name="T82">3.2 </text:span>: <text:span text:style-name="T82">Comunicar-se com acadêmicos</text:span></text:p>
          </table:table-cell>
        </table:table-row>
        <table:table-row>
          <table:table-cell table:style-name="Tabela7.A2" office:value-type="string">
            <text:p text:style-name="P112">Breve Descrição: <text:span text:style-name="T55">O coordenador ou ministrante poderá entrar em contato com os acadêmicos a fim de informá-los sobre algo.</text:span></text:p>
          </table:table-cell>
        </table:table-row>
        <table:table-row>
          <table:table-cell table:style-name="Tabela7.A2" office:value-type="string">
            <text:p text:style-name="P112">Atores: <text:span text:style-name="T55">Coordenador, Ministrante.</text:span></text:p>
          </table:table-cell>
        </table:table-row>
        <table:table-row>
          <table:table-cell table:style-name="Tabela7.A2" office:value-type="string">
            <text:p text:style-name="P112">Pré-condição: </text:p>
            <text:list xml:id="list175125693096146" text:continue-numbering="true" text:style-name="L6">
              <text:list-item>
                <text:p text:style-name="P220">Estar logado no sistema;</text:p>
              </text:list-item>
              <text:list-item>
                <text:p text:style-name="P229">Ter perfil de ministrante <text:span text:style-name="T85">ou coordenador</text:span>.</text:p>
              </text:list-item>
            </text:list>
          </table:table-cell>
        </table:table-row>
        <table:table-row>
          <table:table-cell table:style-name="Tabela7.A2" office:value-type="string">
            <text:p text:style-name="P112">Pós-condição: <text:span text:style-name="T55">Acadêmicos recebem mensagem informativa sobre algo relacionado ao evento, palestra ou minicurso.</text:span></text:p>
          </table:table-cell>
        </table:table-row>
        <table:table-row>
          <table:table-cell table:style-name="Tabela7.A2" office:value-type="string">
            <text:p text:style-name="P112">Fluxo principal: </text:p>
            <text:p text:style-name="P158">1. <text:span text:style-name="T86">O usuário acessa a página do seu perfil.</text:span></text:p>
            <text:p text:style-name="P159">2. O usuário escolhe a opção "Comunicação com acadêmicos".</text:p>
            <text:p text:style-name="P159">3. O usuário digita a mensagem que deseja informar.</text:p>
            <text:p text:style-name="P159">4. O usuário escolhe a opção "Enviar mensagem".</text:p>
            <text:p text:style-name="P159">5. A mensagem é enviada aos acadêmicos.</text:p>
          </table:table-cell>
        </table:table-row>
        <table:table-row>
          <table:table-cell table:style-name="Tabela7.A2" office:value-type="string">
            <text:p text:style-name="P112">Fluxos alternativos:</text:p>
            <text:p text:style-name="P127"/>
            <text:p text:style-name="P130">1. Formato inválido</text:p>
            <text:p text:style-name="P159">O usuário utiliza um tipo inválido de mensagem para comunicar-se com os acadêmicos, fazendo com que <text:span text:style-name="T115">a mensagem não</text:span> seja <text:span text:style-name="T115">enviada e uma</text:span> mensagem de erro <text:span text:style-name="T115">exibida</text:span>.</text:p>
            <text:p text:style-name="P159"/>
            <text:p text:style-name="P130">2. Cancelar envio da mensagem</text:p>
            <text:p text:style-name="P159">O usuário não quer mais enviar a mensagem e ópta pela opção "Cancelar envio", fazendo com que a mensagem seja descartada.</text:p>
          </table:table-cell>
        </table:table-row>
      </table:table>
      <text:p text:style-name="P85"/>
      <text:p text:style-name="P85"/>
      <text:p text:style-name="P86"/>
      <table:table table:name="Tabela8" table:style-name="Tabela8">
        <table:table-column table:style-name="Tabela8.A"/>
        <table:table-row>
          <table:table-cell table:style-name="Tabela8.A1" office:value-type="string">
            <text:p text:style-name="P98">Caso de Uso <text:span text:style-name="T87">4.1 </text:span>: <text:span text:style-name="T87">Lista de presença</text:span></text:p>
          </table:table-cell>
        </table:table-row>
        <table:table-row>
          <table:table-cell table:style-name="Tabela8.A2" office:value-type="string">
            <text:p text:style-name="P113">Breve Descrição: <text:span text:style-name="T56">O ministrante poderá cadastrar as presenças e faltas dos acadêmicos nos dias do minicurso.</text:span></text:p>
          </table:table-cell>
        </table:table-row>
        <table:table-row>
          <table:table-cell table:style-name="Tabela8.A2" office:value-type="string">
            <text:p text:style-name="P113">Atores: <text:span text:style-name="T56">Ministrante.</text:span></text:p>
          </table:table-cell>
        </table:table-row>
        <table:table-row>
          <table:table-cell table:style-name="Tabela8.A2" office:value-type="string">
            <text:p text:style-name="P113">Pré-condição: </text:p>
            <text:list xml:id="list175124004709774" text:continue-numbering="true" text:style-name="L6">
              <text:list-item>
                <text:p text:style-name="P221">Estar logado no sistema;</text:p>
              </text:list-item>
              <text:list-item>
                <text:p text:style-name="P230">Ter perfil de ministrante <text:span text:style-name="T87">do tipo professor.</text:span></text:p>
              </text:list-item>
            </text:list>
          </table:table-cell>
        </table:table-row>
        <table:table-row>
          <table:table-cell table:style-name="Tabela8.A2" office:value-type="string">
            <text:p text:style-name="P113">Pós-condição: <text:span text:style-name="T56">Lista de presença do minicurso atualizada.</text:span></text:p>
          </table:table-cell>
        </table:table-row>
        <table:table-row>
          <table:table-cell table:style-name="Tabela8.A2" office:value-type="string">
            <text:p text:style-name="P113">Fluxo principal: </text:p>
            <text:p text:style-name="P160">1. O <text:span text:style-name="T116">ministrante</text:span> acessa a página de <text:span text:style-name="T116">l</text:span>ista de <text:span text:style-name="T116">p</text:span>resença.</text:p>
            <text:p text:style-name="P176">2. O ministrante escolhe o minicurso que deseja abrir a lista de presença.</text:p>
            <text:p text:style-name="P160"><text:soft-page-break/><text:span text:style-name="T116">3</text:span>. O <text:span text:style-name="T116">ministrante</text:span> escolhe a opção <text:span text:style-name="T116">para a</text:span>tualizar <text:span text:style-name="T116">a</text:span> lista de presença.</text:p>
            <text:p text:style-name="P160">4. O <text:span text:style-name="T116">ministrante</text:span> preenche a lista com as presenças e faltas conforme <text:span text:style-name="T116">assiduidade</text:span> <text:span text:style-name="T116">d</text:span>os acadêmicos.</text:p>
            <text:p text:style-name="P160">5. O <text:span text:style-name="T116">ministrante</text:span> submete a atualização da lista.</text:p>
          </table:table-cell>
        </table:table-row>
        <table:table-row>
          <table:table-cell table:style-name="Tabela8.A2" office:value-type="string">
            <text:p text:style-name="P113">Fluxos alternativos:</text:p>
            <text:p text:style-name="P161"/>
          </table:table-cell>
        </table:table-row>
      </table:table>
      <text:p text:style-name="P86"/>
      <text:p text:style-name="P86"/>
      <text:p text:style-name="P87"/>
      <table:table table:name="Tabela9" table:style-name="Tabela9">
        <table:table-column table:style-name="Tabela9.A"/>
        <table:table-row>
          <table:table-cell table:style-name="Tabela9.A1" office:value-type="string">
            <text:p text:style-name="P99">Caso de Uso <text:span text:style-name="T88">5.1 </text:span>:<text:span text:style-name="T100"> </text:span><text:span text:style-name="T102">Cadastrar ministrante</text:span></text:p>
          </table:table-cell>
        </table:table-row>
        <table:table-row>
          <table:table-cell table:style-name="Tabela9.A2" office:value-type="string">
            <text:p text:style-name="P114">Breve Descrição: <text:span text:style-name="T57">O coordenador cria um email e senha </text:span><text:span text:style-name="T69">(login provisório)</text:span><text:span text:style-name="T57"> para fornecer a um ministrante do evento.</text:span></text:p>
          </table:table-cell>
        </table:table-row>
        <table:table-row>
          <table:table-cell table:style-name="Tabela9.A2" office:value-type="string">
            <text:p text:style-name="P114">Atores: <text:span text:style-name="T57">Coordenador.</text:span></text:p>
          </table:table-cell>
        </table:table-row>
        <table:table-row>
          <table:table-cell table:style-name="Tabela9.A2" office:value-type="string">
            <text:p text:style-name="P114">Pré-condição: </text:p>
            <text:list xml:id="list175125773084538" text:continue-numbering="true" text:style-name="L6">
              <text:list-item>
                <text:p text:style-name="P222">Estar logado no sistema;</text:p>
              </text:list-item>
              <text:list-item>
                <text:p text:style-name="P231">Acessar com perfil de coordenador.</text:p>
              </text:list-item>
            </text:list>
          </table:table-cell>
        </table:table-row>
        <table:table-row>
          <table:table-cell table:style-name="Tabela9.A2" office:value-type="string">
            <text:p text:style-name="P114">Pós-condição: <text:span text:style-name="T57">Perfil de ministrante criado.</text:span></text:p>
          </table:table-cell>
        </table:table-row>
        <table:table-row>
          <table:table-cell table:style-name="Tabela9.A2" office:value-type="string">
            <text:p text:style-name="P114">Fluxo principal: </text:p>
            <text:p text:style-name="P163">1. O coordenador acessa a página de cadastro de ministrante.</text:p>
            <text:p text:style-name="P163">2. O coordenador preenche todos os campos obrigatórios.</text:p>
            <text:p text:style-name="P163">3. O coordenador escolhe a opção "Cadastrar ministrante".</text:p>
            <text:p text:style-name="P175">4. Um email é enviado ao ministrante com um login provisório para acessar o sistema.</text:p>
            <text:p text:style-name="P184"><text:span text:style-name="T92">5</text:span><text:span text:style-name="T90">. O coordenador é redirecionado para o início da página de cadastro de ministrante.</text:span> </text:p>
          </table:table-cell>
        </table:table-row>
        <table:table-row>
          <table:table-cell table:style-name="Tabela9.A2" office:value-type="string">
            <text:p text:style-name="P114">Fluxos alternativos:</text:p>
            <text:p text:style-name="P162"/>
            <text:p text:style-name="P121">1 – Dados não preenchidos ou com formato inválido</text:p>
            <text:p text:style-name="P143">Se o <text:span text:style-name="T94">coordenador</text:span> deixar de informar algum dado obrigat<text:span text:style-name="T94">ó</text:span>rio ou preencher com um formato inválido, o sistema não <text:span text:style-name="T111">enviará um email ao ministrante e não </text:span>realizará o cadastro <text:span text:style-name="T111">do mesmo, assim como,</text:span> exibirá uma mensagem de erro.</text:p>
          </table:table-cell>
        </table:table-row>
      </table:table>
      <text:p text:style-name="P87"/>
      <text:p text:style-name="P52"/>
      <text:p text:style-name="P52"/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00">Caso de Uso <text:span text:style-name="T88">5.2 </text:span>: <text:span text:style-name="T95">Aprovar atividade</text:span></text:p>
          </table:table-cell>
        </table:table-row>
        <table:table-row>
          <table:table-cell table:style-name="Tabela10.A2" office:value-type="string">
            <text:p text:style-name="P115">Breve Descrição: <text:span text:style-name="T58">O coordenador confere se a atividade proposta pelo ministrante está adequada para ser lançada no sistema.</text:span></text:p>
          </table:table-cell>
        </table:table-row>
        <table:table-row>
          <table:table-cell table:style-name="Tabela10.A2" office:value-type="string">
            <text:p text:style-name="P115">Atores: <text:span text:style-name="T57">Coordenador.</text:span></text:p>
          </table:table-cell>
        </table:table-row>
        <table:table-row>
          <table:table-cell table:style-name="Tabela10.A2" office:value-type="string">
            <text:p text:style-name="P115">Pré-condição: </text:p>
            <text:list xml:id="list175125965009158" text:continue-numbering="true" text:style-name="L6">
              <text:list-item>
                <text:p text:style-name="P223">Estar logado no sistema;</text:p>
              </text:list-item>
              <text:list-item>
                <text:p text:style-name="P232">Acessar com perfil de coordenador.</text:p>
              </text:list-item>
            </text:list>
          </table:table-cell>
        </table:table-row>
        <text:soft-page-break/>
        <table:table-row>
          <table:table-cell table:style-name="Tabela10.A2" office:value-type="string">
            <text:p text:style-name="P115">Pós-condição: <text:span text:style-name="T58">A atividade proposta pelo ministrante é aprovada e disponibilizada no sistema ou é reprovada e permanece inativa.</text:span></text:p>
          </table:table-cell>
        </table:table-row>
        <table:table-row>
          <table:table-cell table:style-name="Tabela10.A2" office:value-type="string">
            <text:p text:style-name="P115">Fluxo principal: </text:p>
            <text:p text:style-name="P187">1. <text:span text:style-name="T96">O coordenador acessa a página de aprovação de atividades.</text:span></text:p>
            <text:p text:style-name="P187"/>
            <text:p text:style-name="P188">2. O coordenador escolhe uma das atividades para avaliar.</text:p>
            <text:p text:style-name="P188"/>
            <text:p text:style-name="P193">2.1. <text:span text:style-name="T96">O coordenador aprova a atividade.</text:span></text:p>
            <text:p text:style-name="P193">2.1.1. O sistema envia um email com o login provisório para o ministrante.</text:p>
            <text:p text:style-name="P193"/>
            <text:p text:style-name="P193">2.2<text:span text:style-name="T96">. O coordenador reprova a atividade.</text:span></text:p>
            <text:p text:style-name="P193">2.2.1. O coordenador digita uma texto informando porquê a atividade foi reprovada.</text:p>
            <text:p text:style-name="P193"/>
            <text:p text:style-name="P188"><text:span text:style-name="T117">3</text:span>. O coordenador é redirecinado para a página de aprovação de atividades.</text:p>
          </table:table-cell>
        </table:table-row>
        <table:table-row>
          <table:table-cell table:style-name="Tabela10.A2" office:value-type="string">
            <text:p text:style-name="P115">Fluxos alternativos:</text:p>
            <text:p text:style-name="P131"/>
            <text:p text:style-name="P131">1 – Sem atividades</text:p>
            <text:p text:style-name="P164">Não existem atividades que precisam de aprovação.</text:p>
            <text:p text:style-name="P164"/>
            <text:p text:style-name="P131">2 – Troca de status</text:p>
            <text:p text:style-name="P164">Uma atividade reprovada num determinado momento pode ser <text:span text:style-name="T118">editada</text:span> pelo <text:span text:style-name="T118">seu </text:span><text:s/>ministrante <text:span text:style-name="T118">e reenviada para avaliação do coordenador, podendo ter seu status trocado entre "aprovada" e "reprovada"</text:span>.</text:p>
          </table:table-cell>
        </table:table-row>
      </table:table>
      <text:p text:style-name="P58"/>
      <text:p text:style-name="P54"/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101">Caso de Uso <text:span text:style-name="T88">5.3 </text:span>: <text:span text:style-name="T70">Gerenciar atividades cadastradas</text:span></text:p>
          </table:table-cell>
        </table:table-row>
        <table:table-row>
          <table:table-cell table:style-name="Tabela11.A2" office:value-type="string">
            <text:p text:style-name="P116">Breve Descrição: <text:span text:style-name="T59">O coordenador acessa atividades já cadastradas no sistema, podendo visualizar, editar ou excluir.</text:span></text:p>
          </table:table-cell>
        </table:table-row>
        <table:table-row>
          <table:table-cell table:style-name="Tabela11.A2" office:value-type="string">
            <text:p text:style-name="P116">Atores: <text:span text:style-name="T57">Coordenador.</text:span></text:p>
          </table:table-cell>
        </table:table-row>
        <table:table-row>
          <table:table-cell table:style-name="Tabela11.A2" office:value-type="string">
            <text:p text:style-name="P116">Pré-condição: </text:p>
            <text:list xml:id="list175125886058898" text:continue-numbering="true" text:style-name="L6">
              <text:list-item>
                <text:p text:style-name="P224">Estar logado no sistema;</text:p>
              </text:list-item>
              <text:list-item>
                <text:p text:style-name="P233">Acessar com perfil de coordenador.</text:p>
              </text:list-item>
            </text:list>
          </table:table-cell>
        </table:table-row>
        <table:table-row>
          <table:table-cell table:style-name="Tabela11.A2" office:value-type="string">
            <text:p text:style-name="P116">Pós-condição: <text:span text:style-name="T59">Atualização da atividade ou exclusão da mesma.</text:span></text:p>
          </table:table-cell>
        </table:table-row>
        <table:table-row>
          <table:table-cell table:style-name="Tabela11.A2" office:value-type="string">
            <text:p text:style-name="P116">Fluxo principal: </text:p>
            <text:p text:style-name="P189">1. O coordenador acessa a página de gerenciamento de atividades.</text:p>
            <text:p text:style-name="P189"/>
            <text:p text:style-name="P189">2. O coordenador escolhe qual atividade deseja visualizar.</text:p>
            <text:p text:style-name="P189"/>
            <text:p text:style-name="P189"><text:span text:style-name="T119">2.1</text:span>. O coordenador <text:span text:style-name="T119">escolhe </text:span>edita<text:span text:style-name="T119">r</text:span> <text:span text:style-name="T119">a </text:span>atividade.</text:p>
            <text:p text:style-name="P189"><text:span text:style-name="T119">2</text:span>.1.<text:span text:style-name="T119">1</text:span> O coordenador confirma a atualização da atividade.</text:p>
            <text:p text:style-name="P194">2.1.2. O sistema envia um email ao ministrante informando que sua atividade foi modificada.</text:p>
            <text:p text:style-name="P194"><text:soft-page-break/></text:p>
            <text:p text:style-name="P189"><text:span text:style-name="T119">2.2</text:span>. O coordenador exclui <text:span text:style-name="T119">uma</text:span> atividade.</text:p>
            <text:p text:style-name="P189"><text:span text:style-name="T119">2</text:span>.<text:span text:style-name="T119">2</text:span>.<text:span text:style-name="T119">1</text:span> O coordenador confirma a exclusão da atividade.</text:p>
            <text:p text:style-name="P194">2.2.2. O sistema envia um email ao ministrante informando que sua atividade foi excluida.</text:p>
            <text:p text:style-name="P194"/>
            <text:p text:style-name="P189">5. O coordenador é redirecionado à página de gerenciamento de atividades.</text:p>
          </table:table-cell>
        </table:table-row>
        <table:table-row>
          <table:table-cell table:style-name="Tabela11.A2" office:value-type="string">
            <text:p text:style-name="P116">Fluxos alternativos:</text:p>
            <text:p text:style-name="P132"/>
            <text:p text:style-name="P134">1 – Não confirmação de edição</text:p>
            <text:p text:style-name="P165">O coordenador não confirma a edição da atividade, permanecendo esta com os dados que possuía anteriormente.</text:p>
            <text:p text:style-name="P165"/>
            <text:p text:style-name="P134">2 – Não confirmação de exclusão</text:p>
            <text:p text:style-name="P165">O coordenador não confirma a exclusão da atividade, permanecendo esta no sistema e com os dados que possuía anteriormente.</text:p>
            <text:p text:style-name="P165"/>
            <text:p text:style-name="P122"><text:span text:style-name="T97">3</text:span> – Dados não preenchidos ou com formato inválido</text:p>
            <text:p text:style-name="P144">Se o <text:span text:style-name="T94">coordenador</text:span> deixar de informar algum dado obrigat<text:span text:style-name="T94">ó</text:span>rio ou preencher com um formato inválido, o sistema não realizará <text:span text:style-name="T97">a edição</text:span> e exibirá uma mensagem de erro.</text:p>
            <text:p text:style-name="P144"/>
            <text:p text:style-name="P185">O que acontece quando deseja-se excluir um minicurso, mas existem acadêmicos que já realizaram o pagamento?</text:p>
          </table:table-cell>
        </table:table-row>
      </table:table>
      <text:p text:style-name="P55"/>
      <text:p text:style-name="P56"/>
      <table:table table:name="Tabela12" table:style-name="Tabela12">
        <table:table-column table:style-name="Tabela12.A"/>
        <table:table-row>
          <table:table-cell table:style-name="Tabela12.A1" office:value-type="string">
            <text:p text:style-name="P102">Caso de Uso <text:span text:style-name="T88">5.4 </text:span>: <text:span text:style-name="T70">Gerenciar </text:span><text:span text:style-name="T71">boletos</text:span></text:p>
          </table:table-cell>
        </table:table-row>
        <table:table-row>
          <table:table-cell table:style-name="Tabela12.A2" office:value-type="string">
            <text:p text:style-name="P117">Breve Descrição: <text:span text:style-name="T59">O </text:span><text:span text:style-name="T60">coordenador do curso visualiza os boletos cujos pagamentos foram confirmados. </text:span><text:span text:style-name="T19">Dependendo por onde for realizado o pagamento aparece uma série de informações sobre o status do pagamento, mas ainda não foi definido por onde o pagamento será realizado.</text:span></text:p>
          </table:table-cell>
        </table:table-row>
        <table:table-row>
          <table:table-cell table:style-name="Tabela12.A2" office:value-type="string">
            <text:p text:style-name="P117">Atores: <text:span text:style-name="T57">Coordenador.</text:span></text:p>
          </table:table-cell>
        </table:table-row>
        <table:table-row>
          <table:table-cell table:style-name="Tabela12.A2" office:value-type="string">
            <text:p text:style-name="P117">Pré-condição: </text:p>
            <text:list xml:id="list175124782789759" text:continue-numbering="true" text:style-name="L6">
              <text:list-item>
                <text:p text:style-name="P225">Estar logado no sistema;</text:p>
              </text:list-item>
              <text:list-item>
                <text:p text:style-name="P234">Acessar com perfil de coordenador.</text:p>
              </text:list-item>
            </text:list>
          </table:table-cell>
        </table:table-row>
        <table:table-row>
          <table:table-cell table:style-name="Tabela12.A2" office:value-type="string">
            <text:p text:style-name="P117">Pós-condição: <text:span text:style-name="T60">Visualização dos boletos cujos pagamentos foram confirmados.</text:span></text:p>
          </table:table-cell>
        </table:table-row>
        <table:table-row>
          <table:table-cell table:style-name="Tabela12.A2" office:value-type="string">
            <text:p text:style-name="P117">Fluxo principal: </text:p>
            <text:p text:style-name="P177">1. O coordenador acessa a página de <text:span text:style-name="T98">visualização de pagamento dos boletos.</text:span></text:p>
            <text:p text:style-name="P177"/>
            <text:p text:style-name="P178">2. O coordenador utiliza um filtro para decidir entre visualizar os boletos de um minicurso específico ou geral.</text:p>
            <text:p text:style-name="P178"/>
            <text:p text:style-name="P178">2.1.<text:span text:style-name="T98"> O coordenador visualiza os acadêmicos cadastrados em um minicurso </text:span><text:soft-page-break/><text:span text:style-name="T98">específico e </text:span>seus respectivos<text:span text:style-name="T98"> status de pagamento do boleto, se está confirmado como pago ou não.</text:span></text:p>
            <text:p text:style-name="P178"/>
            <text:p text:style-name="P179">2.2. O coordenador visualiza os acadêmicos de todos os minicursos e seus respectivos status de pagamento do boleto, se está confirmado como pago ou não. </text:p>
          </table:table-cell>
        </table:table-row>
        <table:table-row>
          <table:table-cell table:style-name="Tabela12.A2" office:value-type="string">
            <text:p text:style-name="P117">Fluxos alternativos:</text:p>
            <text:p text:style-name="P133"/>
            <text:p text:style-name="P197">1 - Nenhum acadêmico cadastrado</text:p>
            <text:p text:style-name="P191">Caso os acadêmicos não tenham se cadastrado em nenhum minicurso, nenhuma informação será disponibilizada.</text:p>
          </table:table-cell>
        </table:table-row>
      </table:table>
      <text:p text:style-name="P88"/>
      <text:p text:style-name="P57"/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P103">Caso de Uso <text:span text:style-name="T88">5.5 </text:span>: <text:span text:style-name="T70">Visualizar lista de presença dos minicursos</text:span></text:p>
          </table:table-cell>
        </table:table-row>
        <table:table-row>
          <table:table-cell table:style-name="Tabela13.A2" office:value-type="string">
            <text:p text:style-name="P118">Breve Descrição:<text:span text:style-name="T89"> </text:span><text:span text:style-name="T91">O coordenador pode visualizar a presença dos acadêmicos nos minicursos. </text:span></text:p>
          </table:table-cell>
        </table:table-row>
        <table:table-row>
          <table:table-cell table:style-name="Tabela13.A2" office:value-type="string">
            <text:p text:style-name="P118">Atores: <text:span text:style-name="T57">Coordenador.</text:span></text:p>
          </table:table-cell>
        </table:table-row>
        <table:table-row>
          <table:table-cell table:style-name="Tabela13.A2" office:value-type="string">
            <text:p text:style-name="P118">Pré-condição: </text:p>
            <text:list xml:id="list175124032991644" text:continue-numbering="true" text:style-name="L6">
              <text:list-item>
                <text:p text:style-name="P226">Estar logado no sistema;</text:p>
              </text:list-item>
              <text:list-item>
                <text:p text:style-name="P235">Acessar com perfil de coordenador.</text:p>
              </text:list-item>
            </text:list>
          </table:table-cell>
        </table:table-row>
        <table:table-row>
          <table:table-cell table:style-name="Tabela13.A2" office:value-type="string">
            <text:p text:style-name="P118">Pós-condição: <text:span text:style-name="T61">Visualização da lista de presença dos acadêmicos no minicurso.</text:span></text:p>
          </table:table-cell>
        </table:table-row>
        <table:table-row>
          <table:table-cell table:style-name="Tabela13.A2" office:value-type="string">
            <text:p text:style-name="P118">Fluxo principal: </text:p>
            <text:p text:style-name="P166">1. O coordenador acessa a página de visualização de presença dos acadêmicos.</text:p>
            <text:p text:style-name="P180"/>
            <text:p text:style-name="P180">2. O coordenador utiliza um filtro para visualizar a<text:span text:style-name="T121">s</text:span> presença em minicurso <text:s/>específico ou de todos os minicursos.</text:p>
            <text:p text:style-name="P166"/>
            <text:p text:style-name="P167">2.<text:span text:style-name="T120">1. O coordenador utiliza o filtro para visualizar as presenças em minicurso específico.</text:span></text:p>
            <text:p text:style-name="P181">2.1.1. O coordenador edita os dados da lista de presença.</text:p>
            <text:p text:style-name="P181">2.1.2. O coordenador confirmar a edição.</text:p>
            <text:p text:style-name="P181">2.1.3. Um email é enviado ao ministrante informando que a lista de presença foi modificada.</text:p>
            <text:p text:style-name="P167"/>
            <text:p text:style-name="P181">2.2. O coordenador utiliza o filtro para visualizar as presenças em todos os minicursos.</text:p>
          </table:table-cell>
        </table:table-row>
        <table:table-row>
          <table:table-cell table:style-name="Tabela13.A2" office:value-type="string">
            <text:p text:style-name="P118">Fluxos alternativos:</text:p>
            <text:p text:style-name="P192"/>
            <text:p text:style-name="P198">1 – Nenhuma lista existente</text:p>
            <text:p text:style-name="P195">Nenhuma informação será disponibilizada caso nenhuma lista de presença tenha sido feita por um dos professores de minicurso.</text:p>
            <text:p text:style-name="P195"/>
            <text:p text:style-name="P123"><text:span text:style-name="T122">2</text:span> – Dados não preenchidos ou com formato inválido</text:p>
            <text:p text:style-name="P196"><text:soft-page-break/>Se o <text:span text:style-name="T94">coordenador</text:span> deixar de informar algum dado obrigat<text:span text:style-name="T94">ó</text:span>rio ou preencher com um formato inválido, o sistema não realizará <text:span text:style-name="T97">a edição</text:span> e exibirá uma mensagem de erro.</text:p>
            <text:p text:style-name="P196"/>
            <text:p text:style-name="P135"><text:span text:style-name="T122">3</text:span> – Não confirmação de edição</text:p>
            <text:p text:style-name="P190">O coordenador não confirma a edição da <text:span text:style-name="T122">lista de presença</text:span>, permanecendo esta com os dados que possuía anteriormente.</text:p>
          </table:table-cell>
        </table:table-row>
      </table:table>
      <text:p text:style-name="P9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Roboto" svg:font-family="Roboto, sans-serif"/>
    <style:font-face style:name="Tahoma1" svg:font-family="Tahoma"/>
    <style:font-face style:name="arial" svg:font-family="arial, sans-serif"/>
    <style:font-face style:name="OpenSymbol1" svg:font-family="OpenSymbol, 'Arial Unicode MS'" style:font-pitch="variable"/>
    <style:font-face style:name="Wingdings1" svg:font-family="Wingding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1" style:font-family-complex="Wingdings" style:font-pitch-complex="variable"/>
    </style:style>
    <style:style style:name="WW8Num6z0" style:family="text">
      <style:text-properties style:font-name="Wingdings" fo:font-family="Wingdings" style:font-pitch="variable" style:font-charset="x-symbol" fo:font-size="16pt" style:font-name-asian="Times New Roman" style:font-family-asian="'Times New Roman'" style:font-family-generic-asian="roman" style:font-pitch-asian="variable" style:font-size-asian="16pt" style:font-name-complex="Wingdings1" style:font-family-complex="Wingdings" style:font-pitch-complex="variable" style:font-size-complex="16pt"/>
    </style:style>
    <style:style style:name="WW8Num7z0" style:family="text">
      <style:text-properties style:font-name="Wingdings" fo:font-family="Wingdings" style:font-pitch="variable" style:font-charset="x-symbol" style:font-name-complex="Wingdings1" style:font-family-complex="Wingdings" style:font-pitch-complex="variable"/>
    </style:style>
    <style:style style:name="WW8Num7z1" style:family="text">
      <style:text-properties style:font-name="OpenSymbol1" fo:font-family="OpenSymbol, 'Arial Unicode MS'" style:font-pitch="variable" style:font-name-complex="OpenSymbol1" style:font-family-complex="OpenSymbol, 'Arial Unicode MS'" style:font-pitch-complex="variable"/>
    </style:style>
    <style:style style:name="WW8Num7z3" style:family="text">
      <style:text-properties style:font-name="Symbol" fo:font-family="Symbol" style:font-family-generic="roman" style:font-pitch="variable" style:font-charset="x-symbol" style:font-name-complex="OpenSymbol1" style:font-family-complex="OpenSymbol, 'Arial Unicode MS'" style:font-pitch-complex="variable"/>
    </style:style>
    <style:style style:name="WW8Num8z0" style:family="text">
      <style:text-properties style:font-name="Wingdings" fo:font-family="Wingdings" style:font-pitch="variable" style:font-charset="x-symbol" fo:font-weight="normal" style:font-weight-asian="normal" style:font-name-complex="Wingdings1" style:font-family-complex="Wingdings" style:font-pitch-complex="variable"/>
    </style:style>
    <style:style style:name="WW8Num8z1" style:family="text">
      <style:text-properties style:font-name="OpenSymbol1" fo:font-family="OpenSymbol, 'Arial Unicode MS'" style:font-pitch="variable" style:font-name-complex="OpenSymbol1" style:font-family-complex="OpenSymbol, 'Arial Unicode MS'" style:font-pitch-complex="variable"/>
    </style:style>
    <style:style style:name="WW8Num8z3" style:family="text">
      <style:text-properties style:font-name="Symbol" fo:font-family="Symbol" style:font-family-generic="roman" style:font-pitch="variable" style:font-charset="x-symbol" style:font-name-complex="OpenSymbol1" style:font-family-complex="OpenSymbol, 'Arial Unicode MS'" style:font-pitch-complex="variable"/>
    </style:style>
    <style:style style:name="WW8Num9z0" style:family="text">
      <style:text-properties style:font-name="Wingdings" fo:font-family="Wingdings" style:font-pitch="variable" style:font-charset="x-symbol" fo:font-weight="normal" style:font-weight-asian="normal" style:font-name-complex="Wingdings1" style:font-family-complex="Wingdings" style:font-pitch-complex="variable"/>
    </style:style>
    <style:style style:name="WW8Num9z1" style:family="text">
      <style:text-properties style:font-name="Wingdings" fo:font-family="Wingdings" style:font-pitch="variable" style:font-charset="x-symbol" style:font-name-complex="Wingdings1" style:font-family-complex="Wingdings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WW8Num11z0" style:family="text">
      <style:text-properties style:font-name="Symbol" fo:font-family="Symbol" style:font-family-generic="roman" style:font-pitch="variable" style:font-charset="x-symbol" fo:font-size="16pt" fo:font-weight="normal" style:font-name-asian="Times New Roman" style:font-family-asian="'Times New Roman'" style:font-family-generic-asian="roman" style:font-pitch-asian="variable" style:font-size-asian="16pt" style:font-weight-asian="normal" style:font-name-complex="OpenSymbol1" style:font-family-complex="OpenSymbol, 'Arial Unicode MS'" style:font-pitch-complex="variable" style:font-size-complex="16pt"/>
    </style:style>
    <style:style style:name="WW8Num11z1" style:family="text">
      <style:text-properties style:font-name="OpenSymbol1" fo:font-family="OpenSymbol, 'Arial Unicode MS'" style:font-pitch="variable" style:font-name-complex="OpenSymbol1" style:font-family-complex="OpenSymbol, 'Arial Unicode MS'" style:font-pitch-complex="variable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OpenSymbol1" style:font-family-complex="OpenSymbol, 'Arial Unicode MS'" style:font-pitch-complex="variable"/>
    </style:style>
    <style:style style:name="WW8Num10z0" style:family="text">
      <style:text-properties style:font-name="Symbol" fo:font-family="Symbol" style:font-family-generic="roman" style:font-pitch="variable" style:font-charset="x-symbol" fo:font-weight="normal" style:font-weight-asian="normal" style:font-name-complex="OpenSymbol1" style:font-family-complex="OpenSymbol, 'Arial Unicode MS'" style:font-pitch-complex="variable"/>
    </style:style>
    <style:style style:name="WW8Num10z1" style:family="text">
      <style:text-properties style:font-name="OpenSymbol1" fo:font-family="OpenSymbol, 'Arial Unicode MS'" style:font-pitch="variable" style:font-name-complex="OpenSymbol1" style:font-family-complex="OpenSymbol, 'Arial Unicode MS'" style:font-pitch-complex="variable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OpenSymbol1" style:font-family-complex="OpenSymbol, 'Arial Unicode MS'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>
      <text:list-level-style-bullet text:level="1" text:style-name="WW8Num5z0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0" style:num-suffix=".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5z0" style:num-suffix=".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5z0" style:num-suffix=".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5z0" style:num-suffix=".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5z0" style:num-suffix=".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5z0" style:num-suffix=".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5z0" style:num-suffix=".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5z0" style:num-suffix=".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z0" style:num-suffix=".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6z0" style:num-suffix=".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6z0" style:num-suffix=".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6z0" style:num-suffix=".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6z0" style:num-suffix=".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6z0" style:num-suffix=".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6z0" style:num-suffix=".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6z0" style:num-suffix=".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9z1" style:num-suffix=".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9z1" style:num-suffix=".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9z1" style:num-suffix=".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9z1" style:num-suffix=".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9z1" style:num-suffix=".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9z1" style:num-suffix=".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9z1" style:num-suffix=".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9z1" style:num-suffix=".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19M17S</meta:editing-duration>
    <meta:editing-cycles>107</meta:editing-cycles>
    <meta:generator>LibreOffice/5.3.3.2$Windows_x86 LibreOffice_project/3d9a8b4b4e538a85e0782bd6c2d430bafe583448</meta:generator>
    <dc:date>2018-05-03T17:51:23.443000000</dc:date>
    <meta:document-statistic meta:table-count="13" meta:image-count="0" meta:object-count="0" meta:page-count="16" meta:paragraph-count="359" meta:word-count="3745" meta:character-count="24247" meta:non-whitespace-character-count="20812"/>
    <meta:user-defined meta:name="Info 1"/>
    <meta:user-defined meta:name="Info 2"/>
    <meta:user-defined meta:name="Info 3"/>
    <meta:user-defined meta:name="Info 4"/>
  </office:meta>
</office:document-meta>
</file>